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4.484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6.225cm"/>
    </style:style>
    <style:style style:name="co8" style:family="table-column">
      <style:table-column-properties fo:break-before="auto" style:column-width="3.903cm"/>
    </style:style>
    <style:style style:name="co9" style:family="table-column">
      <style:table-column-properties fo:break-before="auto" style:column-width="3.12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6"/>
    <style:style style:name="ce2" style:family="table-cell" style:parent-style-name="Default" style:data-style-name="N100"/>
    <style:style style:name="ce3" style:family="table-cell" style:parent-style-name="Default" style:data-style-name="N1"/>
    <style:style style:name="ce4" style:family="table-cell" style:parent-style-name="Default" style:data-style-name="N10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5" table:default-cell-style-name="ce3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office:value-type="string" calcext:value-type="string">
            <text:p>Ãrea,N,38,8</text:p>
          </table:table-cell>
          <table:table-cell office:value-type="string" calcext:value-type="string">
            <text:p>NOME,C,30</text:p>
          </table:table-cell>
          <table:table-cell office:value-type="string" calcext:value-type="string">
            <text:p>REGIAO_ADM,C,40</text:p>
          </table:table-cell>
          <table:table-cell office:value-type="string" calcext:value-type="string">
            <text:p>AREA_PLANE,C,20</text:p>
          </table:table-cell>
          <table:table-cell office:value-type="string" calcext:value-type="string">
            <text:p>CODBAIRRO,C,3</text:p>
          </table:table-cell>
          <table:table-cell office:value-type="string" calcext:value-type="string">
            <text:p>CODRA,N,5,0</text:p>
          </table:table-cell>
          <table:table-cell office:value-type="string" calcext:value-type="string">
            <text:p>CODBNUM,N,5,0</text:p>
          </table:table-cell>
          <table:table-cell office:value-type="string" calcext:value-type="string">
            <text:p>LINK,C,35</text:p>
          </table:table-cell>
          <table:table-cell office:value-type="string" calcext:value-type="string">
            <text:p>area,N,38,9</text:p>
          </table:table-cell>
          <table:table-cell office:value-type="string" calcext:value-type="string">
            <text:p>len,N,38,9</text:p>
          </table:table-cell>
        </table:table-row>
        <table:table-row table:style-name="ro2">
          <table:table-cell office:value-type="float" office:value="1705684.49376298" calcext:value-type="float">
            <text:p>1705684,49376298</text:p>
          </table:table-cell>
          <table:table-cell office:value-type="string" calcext:value-type="string">
            <text:p>Paquetá</text:p>
          </table:table-cell>
          <table:table-cell office:value-type="string" calcext:value-type="string">
            <text:p>PAQUET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quetá&amp;area=13</text:p>
          </table:table-cell>
          <table:table-cell office:value-type="float" office:value="1705684.49376299" calcext:value-type="float">
            <text:p>1705684,493762990</text:p>
          </table:table-cell>
          <table:table-cell office:value-type="float" office:value="24841.426122718" calcext:value-type="float">
            <text:p>24841,426122718</text:p>
          </table:table-cell>
        </table:table-row>
        <table:table-row table:style-name="ro2">
          <table:table-cell office:value-type="float" office:value="4056402.74640584" calcext:value-type="float">
            <text:p>4056402,74640584</text:p>
          </table:table-cell>
          <table:table-cell office:value-type="string" calcext:value-type="string">
            <text:p>Freguesi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eguesia&amp;area=98</text:p>
          </table:table-cell>
          <table:table-cell office:value-type="float" office:value="4056402.74640584" calcext:value-type="float">
            <text:p>4056402,746405840</text:p>
          </table:table-cell>
          <table:table-cell office:value-type="float" office:value="18303.596290987" calcext:value-type="float">
            <text:p>18303,596290987</text:p>
          </table:table-cell>
        </table:table-row>
        <table:table-row table:style-name="ro2">
          <table:table-cell office:value-type="float" office:value="978046.59237772" calcext:value-type="float">
            <text:p>978046,59237772</text:p>
          </table:table-cell>
          <table:table-cell office:value-type="string" calcext:value-type="string">
            <text:p>Bancários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ncários&amp;area=97</text:p>
          </table:table-cell>
          <table:table-cell office:value-type="float" office:value="978046.592377726" calcext:value-type="float">
            <text:p>978046,592377726</text:p>
          </table:table-cell>
          <table:table-cell office:value-type="float" office:value="7758.781330097" calcext:value-type="float">
            <text:p>7758,781330097</text:p>
          </table:table-cell>
        </table:table-row>
        <table:table-row table:style-name="ro2">
          <table:table-cell office:value-type="float" office:value="18957422.1457976" calcext:value-type="float">
            <text:p>18957422,14579760</text:p>
          </table:table-cell>
          <table:table-cell office:value-type="string" calcext:value-type="string">
            <text:p>Galeão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aleão&amp;area=104</text:p>
          </table:table-cell>
          <table:table-cell office:value-type="float" office:value="18957422.1457976" calcext:value-type="float">
            <text:p>18957422,145797600</text:p>
          </table:table-cell>
          <table:table-cell office:value-type="float" office:value="21510.058417907" calcext:value-type="float">
            <text:p>21510,058417907</text:p>
          </table:table-cell>
        </table:table-row>
        <table:table-row table:style-name="ro2">
          <table:table-cell office:value-type="float" office:value="1672545.71937693" calcext:value-type="float">
            <text:p>1672545,71937693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auá&amp;area=101</text:p>
          </table:table-cell>
          <table:table-cell office:value-type="float" office:value="1672545.71937693" calcext:value-type="float">
            <text:p>1672545,719376930</text:p>
          </table:table-cell>
          <table:table-cell office:value-type="float" office:value="8246.109605747" calcext:value-type="float">
            <text:p>8246,109605747</text:p>
          </table:table-cell>
        </table:table-row>
        <table:table-row table:style-name="ro2">
          <table:table-cell office:value-type="float" office:value="1186409.47512787" calcext:value-type="float">
            <text:p>1186409,47512787</text:p>
          </table:table-cell>
          <table:table-cell office:value-type="string" calcext:value-type="string">
            <text:p>Portugues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rtuguesa&amp;area=103</text:p>
          </table:table-cell>
          <table:table-cell office:value-type="float" office:value="1186409.47512787" calcext:value-type="float">
            <text:p>1186409,475127870</text:p>
          </table:table-cell>
          <table:table-cell office:value-type="float" office:value="5101.523145858" calcext:value-type="float">
            <text:p>5101,523145858</text:p>
          </table:table-cell>
        </table:table-row>
        <table:table-row table:style-name="ro2">
          <table:table-cell office:value-type="float" office:value="520557.45640805" calcext:value-type="float">
            <text:p>520557,45640805</text:p>
          </table:table-cell>
          <table:table-cell office:value-type="string" calcext:value-type="string">
            <text:p>Moneró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oneró&amp;area=102</text:p>
          </table:table-cell>
          <table:table-cell office:value-type="float" office:value="520557.456408053" calcext:value-type="float">
            <text:p>520557,456408053</text:p>
          </table:table-cell>
          <table:table-cell office:value-type="float" office:value="3538.285398031" calcext:value-type="float">
            <text:p>3538,285398031</text:p>
          </table:table-cell>
        </table:table-row>
        <table:table-row table:style-name="ro2">
          <table:table-cell office:value-type="float" office:value="119125317.645077" calcext:value-type="float">
            <text:p>119125317,64507700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CAMPO GRANDE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ampo Grande&amp;area=144</text:p>
          </table:table-cell>
          <table:table-cell office:value-type="float" office:value="119125317.645077" calcext:value-type="float">
            <text:p>119125317,645077000</text:p>
          </table:table-cell>
          <table:table-cell office:value-type="float" office:value="87189.733826414" calcext:value-type="float">
            <text:p>87189,733826414</text:p>
          </table:table-cell>
        </table:table-row>
        <table:table-row table:style-name="ro2">
          <table:table-cell office:value-type="float" office:value="3385308.04360946" calcext:value-type="float">
            <text:p>3385308,04360946</text:p>
          </table:table-cell>
          <table:table-cell office:value-type="string" calcext:value-type="string">
            <text:p>Vigário Geral</text:p>
          </table:table-cell>
          <table:table-cell office:value-type="string" calcext:value-type="string">
            <text:p>VIGARIO GERAL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gário Geral&amp;area=48</text:p>
          </table:table-cell>
          <table:table-cell office:value-type="float" office:value="3385308.04360946" calcext:value-type="float">
            <text:p>3385308,043609460</text:p>
          </table:table-cell>
          <table:table-cell office:value-type="float" office:value="8077.082236239" calcext:value-type="float">
            <text:p>8077,082236239</text:p>
          </table:table-cell>
        </table:table-row>
        <table:table-row table:style-name="ro2">
          <table:table-cell office:value-type="float" office:value="490102.42768498" calcext:value-type="float">
            <text:p>490102,42768498</text:p>
          </table:table-cell>
          <table:table-cell office:value-type="string" calcext:value-type="string">
            <text:p>Cocotá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cotá&amp;area=96</text:p>
          </table:table-cell>
          <table:table-cell office:value-type="float" office:value="490102.427684982" calcext:value-type="float">
            <text:p>490102,427684982</text:p>
          </table:table-cell>
          <table:table-cell office:value-type="float" office:value="4799.07198019" calcext:value-type="float">
            <text:p>4799,071980190</text:p>
          </table:table-cell>
        </table:table-row>
        <table:table-row table:style-name="ro2">
          <table:table-cell office:value-type="float" office:value="1973968.47076601" calcext:value-type="float">
            <text:p>1973968,47076601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VIGARIO GERAL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rdim América&amp;area=49</text:p>
          </table:table-cell>
          <table:table-cell office:value-type="float" office:value="1973968.47076601" calcext:value-type="float">
            <text:p>1973968,470766010</text:p>
          </table:table-cell>
          <table:table-cell office:value-type="float" office:value="6129.777430546" calcext:value-type="float">
            <text:p>6129,777430546</text:p>
          </table:table-cell>
        </table:table-row>
        <table:table-row table:style-name="ro2">
          <table:table-cell office:value-type="float" office:value="1621126.17821646" calcext:value-type="float">
            <text:p>1621126,17821646</text:p>
          </table:table-cell>
          <table:table-cell office:value-type="string" calcext:value-type="string">
            <text:p>Jardim Carioc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rdim Carioca&amp;area=100</text:p>
          </table:table-cell>
          <table:table-cell office:value-type="float" office:value="1621126.17821646" calcext:value-type="float">
            <text:p>1621126,178216460</text:p>
          </table:table-cell>
          <table:table-cell office:value-type="float" office:value="6150.879342348" calcext:value-type="float">
            <text:p>6150,879342348</text:p>
          </table:table-cell>
        </table:table-row>
        <table:table-row table:style-name="ro2">
          <table:table-cell office:value-type="float" office:value="8311405.48756763" calcext:value-type="float">
            <text:p>8311405,48756763</text:p>
          </table:table-cell>
          <table:table-cell office:value-type="string" calcext:value-type="string">
            <text:p>Pavuna</text:p>
          </table:table-cell>
          <table:table-cell office:value-type="string" calcext:value-type="string">
            <text:p>PAVUN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vuna&amp;area=114</text:p>
          </table:table-cell>
          <table:table-cell office:value-type="float" office:value="8311405.48756763" calcext:value-type="float">
            <text:p>8311405,487567630</text:p>
          </table:table-cell>
          <table:table-cell office:value-type="float" office:value="18418.056870533" calcext:value-type="float">
            <text:p>18418,056870533</text:p>
          </table:table-cell>
        </table:table-row>
        <table:table-row table:style-name="ro2">
          <table:table-cell office:value-type="float" office:value="3856800.99585546" calcext:value-type="float">
            <text:p>3856800,99585546</text:p>
          </table:table-cell>
          <table:table-cell office:value-type="string" calcext:value-type="string">
            <text:p>Cordovil</text:p>
          </table:table-cell>
          <table:table-cell office:value-type="string" calcext:value-type="string">
            <text:p>VIGARIO GERAL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rdovil&amp;area=46</text:p>
          </table:table-cell>
          <table:table-cell office:value-type="float" office:value="3856800.99585546" calcext:value-type="float">
            <text:p>3856800,995855460</text:p>
          </table:table-cell>
          <table:table-cell office:value-type="float" office:value="13947.703805744" calcext:value-type="float">
            <text:p>13947,703805744</text:p>
          </table:table-cell>
        </table:table-row>
        <table:table-row table:style-name="ro2">
          <table:table-cell office:value-type="float" office:value="3205882.04468967" calcext:value-type="float">
            <text:p>3205882,04468967</text:p>
          </table:table-cell>
          <table:table-cell office:value-type="string" calcext:value-type="string">
            <text:p>Jardim Guanabar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ardim Guanabara&amp;area=99</text:p>
          </table:table-cell>
          <table:table-cell office:value-type="float" office:value="3205882.04468967" calcext:value-type="float">
            <text:p>3205882,044689670</text:p>
          </table:table-cell>
          <table:table-cell office:value-type="float" office:value="9028.407164478" calcext:value-type="float">
            <text:p>9028,407164478</text:p>
          </table:table-cell>
        </table:table-row>
        <table:table-row table:style-name="ro2">
          <table:table-cell office:value-type="float" office:value="2197968.70251052" calcext:value-type="float">
            <text:p>2197968,70251052</text:p>
          </table:table-cell>
          <table:table-cell office:value-type="string" calcext:value-type="string">
            <text:p>Parada De Lucas</text:p>
          </table:table-cell>
          <table:table-cell office:value-type="string" calcext:value-type="string">
            <text:p>VIGARIO GERAL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da De Lucas&amp;area=47</text:p>
          </table:table-cell>
          <table:table-cell office:value-type="float" office:value="2197968.70251052" calcext:value-type="float">
            <text:p>2197968,702510520</text:p>
          </table:table-cell>
          <table:table-cell office:value-type="float" office:value="9216.701959968" calcext:value-type="float">
            <text:p>9216,701959968</text:p>
          </table:table-cell>
        </table:table-row>
        <table:table-row table:style-name="ro2">
          <table:table-cell office:value-type="float" office:value="1517134.4825976" calcext:value-type="float">
            <text:p>1517134,48259760</text:p>
          </table:table-cell>
          <table:table-cell office:value-type="string" calcext:value-type="string">
            <text:p>Parque Colúmbia</text:p>
          </table:table-cell>
          <table:table-cell office:value-type="string" calcext:value-type="string">
            <text:p>PAVUN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arque Colúmbia&amp;area=158</text:p>
          </table:table-cell>
          <table:table-cell office:value-type="float" office:value="1517134.4825976" calcext:value-type="float">
            <text:p>1517134,482597600</text:p>
          </table:table-cell>
          <table:table-cell office:value-type="float" office:value="6179.269460689" calcext:value-type="float">
            <text:p>6179,269460689</text:p>
          </table:table-cell>
        </table:table-row>
        <table:table-row table:style-name="ro2">
          <table:table-cell office:value-type="float" office:value="379405.90678824" calcext:value-type="float">
            <text:p>379405,90678824</text:p>
          </table:table-cell>
          <table:table-cell office:value-type="string" calcext:value-type="string">
            <text:p>Praia Da Bandeir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ia Da Bandeira&amp;area=95</text:p>
          </table:table-cell>
          <table:table-cell office:value-type="float" office:value="379405.906788245" calcext:value-type="float">
            <text:p>379405,906788245</text:p>
          </table:table-cell>
          <table:table-cell office:value-type="float" office:value="3423.222263634" calcext:value-type="float">
            <text:p>3423,222263634</text:p>
          </table:table-cell>
        </table:table-row>
        <table:table-row table:style-name="ro2">
          <table:table-cell office:value-type="float" office:value="4623381.85869046" calcext:value-type="float">
            <text:p>4623381,85869046</text:p>
          </table:table-cell>
          <table:table-cell office:value-type="string" calcext:value-type="string">
            <text:p>Penha Circular</text:p>
          </table:table-cell>
          <table:table-cell office:value-type="string" calcext:value-type="string">
            <text:p>PENH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nha Circular&amp;area=44</text:p>
          </table:table-cell>
          <table:table-cell office:value-type="float" office:value="4623381.85869046" calcext:value-type="float">
            <text:p>4623381,858690460</text:p>
          </table:table-cell>
          <table:table-cell office:value-type="float" office:value="16639.400484965" calcext:value-type="float">
            <text:p>16639,400484965</text:p>
          </table:table-cell>
        </table:table-row>
        <table:table-row table:style-name="ro2">
          <table:table-cell office:value-type="float" office:value="38800443.614492" calcext:value-type="float">
            <text:p>38800443,61449200</text:p>
          </table:table-cell>
          <table:table-cell office:value-type="string" calcext:value-type="string">
            <text:p>Bangu</text:p>
          </table:table-cell>
          <table:table-cell office:value-type="string" calcext:value-type="string">
            <text:p>BANGU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angu&amp;area=141</text:p>
          </table:table-cell>
          <table:table-cell office:value-type="float" office:value="38800443.614492" calcext:value-type="float">
            <text:p>38800443,614492000</text:p>
          </table:table-cell>
          <table:table-cell office:value-type="float" office:value="42405.722812218" calcext:value-type="float">
            <text:p>42405,722812218</text:p>
          </table:table-cell>
        </table:table-row>
        <table:table-row table:style-name="ro2">
          <table:table-cell office:value-type="float" office:value="2068686.08648171" calcext:value-type="float">
            <text:p>2068686,08648171</text:p>
          </table:table-cell>
          <table:table-cell office:value-type="string" calcext:value-type="string">
            <text:p>Cacui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acuia&amp;area=93</text:p>
          </table:table-cell>
          <table:table-cell office:value-type="float" office:value="2068686.08648171" calcext:value-type="float">
            <text:p>2068686,086481710</text:p>
          </table:table-cell>
          <table:table-cell office:value-type="float" office:value="10232.332572803" calcext:value-type="float">
            <text:p>10232,332572803</text:p>
          </table:table-cell>
        </table:table-row>
        <table:table-row table:style-name="ro2">
          <table:table-cell office:value-type="float" office:value="7477839.75492429" calcext:value-type="float">
            <text:p>7477839,75492429</text:p>
          </table:table-cell>
          <table:table-cell office:value-type="string" calcext:value-type="string">
            <text:p>Irajá</text:p>
          </table:table-cell>
          <table:table-cell office:value-type="string" calcext:value-type="string">
            <text:p>IRAJ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rajá&amp;area=76</text:p>
          </table:table-cell>
          <table:table-cell office:value-type="float" office:value="7477839.75492429" calcext:value-type="float">
            <text:p>7477839,754924290</text:p>
          </table:table-cell>
          <table:table-cell office:value-type="float" office:value="18435.995290258" calcext:value-type="float">
            <text:p>18435,995290258</text:p>
          </table:table-cell>
        </table:table-row>
        <table:table-row table:style-name="ro2">
          <table:table-cell office:value-type="float" office:value="4345726.99200586" calcext:value-type="float">
            <text:p>4345726,99200586</text:p>
          </table:table-cell>
          <table:table-cell office:value-type="string" calcext:value-type="string">
            <text:p>Anchieta</text:p>
          </table:table-cell>
          <table:table-cell office:value-type="string" calcext:value-type="string">
            <text:p>ANCHIET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chieta&amp;area=107</text:p>
          </table:table-cell>
          <table:table-cell office:value-type="float" office:value="4345726.99200586" calcext:value-type="float">
            <text:p>4345726,992005860</text:p>
          </table:table-cell>
          <table:table-cell office:value-type="float" office:value="11471.419145199" calcext:value-type="float">
            <text:p>11471,419145199</text:p>
          </table:table-cell>
        </table:table-row>
        <table:table-row table:style-name="ro2">
          <table:table-cell office:value-type="float" office:value="1605524.31697336" calcext:value-type="float">
            <text:p>1605524,31697336</text:p>
          </table:table-cell>
          <table:table-cell office:value-type="string" calcext:value-type="string">
            <text:p>Acari</text:p>
          </table:table-cell>
          <table:table-cell office:value-type="string" calcext:value-type="string">
            <text:p>PAVUN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ari&amp;area=111</text:p>
          </table:table-cell>
          <table:table-cell office:value-type="float" office:value="1605524.31697336" calcext:value-type="float">
            <text:p>1605524,316973360</text:p>
          </table:table-cell>
          <table:table-cell office:value-type="float" office:value="6408.773016787" calcext:value-type="float">
            <text:p>6408,773016787</text:p>
          </table:table-cell>
        </table:table-row>
        <table:table-row table:style-name="ro2">
          <table:table-cell office:value-type="float" office:value="604129.76911144" calcext:value-type="float">
            <text:p>604129,76911144</text:p>
          </table:table-cell>
          <table:table-cell office:value-type="string" calcext:value-type="string">
            <text:p>Pitangueiras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itangueiras&amp;area=94</text:p>
          </table:table-cell>
          <table:table-cell office:value-type="float" office:value="604129.769111448" calcext:value-type="float">
            <text:p>604129,769111448</text:p>
          </table:table-cell>
          <table:table-cell office:value-type="float" office:value="3514.091865584" calcext:value-type="float">
            <text:p>3514,091865584</text:p>
          </table:table-cell>
        </table:table-row>
        <table:table-row table:style-name="ro2">
          <table:table-cell office:value-type="float" office:value="1814831.69148474" calcext:value-type="float">
            <text:p>1814831,69148474</text:p>
          </table:table-cell>
          <table:table-cell office:value-type="string" calcext:value-type="string">
            <text:p>Costa Barros</text:p>
          </table:table-cell>
          <table:table-cell office:value-type="string" calcext:value-type="string">
            <text:p>PAVUN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sta Barros&amp;area=113</text:p>
          </table:table-cell>
          <table:table-cell office:value-type="float" office:value="1814831.69148474" calcext:value-type="float">
            <text:p>1814831,691484740</text:p>
          </table:table-cell>
          <table:table-cell office:value-type="float" office:value="6638.990194062" calcext:value-type="float">
            <text:p>6638,990194062</text:p>
          </table:table-cell>
        </table:table-row>
        <table:table-row table:style-name="ro2">
          <table:table-cell office:value-type="float" office:value="3522221.90772115" calcext:value-type="float">
            <text:p>3522221,90772115</text:p>
          </table:table-cell>
          <table:table-cell office:value-type="string" calcext:value-type="string">
            <text:p>Brás De Pina</text:p>
          </table:table-cell>
          <table:table-cell office:value-type="string" calcext:value-type="string">
            <text:p>PENH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ás De Pina&amp;area=45</text:p>
          </table:table-cell>
          <table:table-cell office:value-type="float" office:value="3522221.90772115" calcext:value-type="float">
            <text:p>3522221,907721150</text:p>
          </table:table-cell>
          <table:table-cell office:value-type="float" office:value="12591.610238706" calcext:value-type="float">
            <text:p>12591,610238706</text:p>
          </table:table-cell>
        </table:table-row>
        <table:table-row table:style-name="ro2">
          <table:table-cell office:value-type="float" office:value="5811323.26170379" calcext:value-type="float">
            <text:p>5811323,26170379</text:p>
          </table:table-cell>
          <table:table-cell office:value-type="string" calcext:value-type="string">
            <text:p>Penha</text:p>
          </table:table-cell>
          <table:table-cell office:value-type="string" calcext:value-type="string">
            <text:p>PENH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nha&amp;area=43</text:p>
          </table:table-cell>
          <table:table-cell office:value-type="float" office:value="5811323.26170379" calcext:value-type="float">
            <text:p>5811323,261703790</text:p>
          </table:table-cell>
          <table:table-cell office:value-type="float" office:value="13667.776215346" calcext:value-type="float">
            <text:p>13667,776215346</text:p>
          </table:table-cell>
        </table:table-row>
        <table:table-row table:style-name="ro2">
          <table:table-cell office:value-type="float" office:value="161117.79641082" calcext:value-type="float">
            <text:p>161117,79641082</text:p>
          </table:table-cell>
          <table:table-cell office:value-type="string" calcext:value-type="string">
            <text:p>Zumbi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Zumbi&amp;area=92</text:p>
          </table:table-cell>
          <table:table-cell office:value-type="float" office:value="161117.796410826" calcext:value-type="float">
            <text:p>161117,796410826</text:p>
          </table:table-cell>
          <table:table-cell office:value-type="float" office:value="2122.521398229" calcext:value-type="float">
            <text:p>2122,521398229</text:p>
          </table:table-cell>
        </table:table-row>
        <table:table-row table:style-name="ro2">
          <table:table-cell office:value-type="float" office:value="861924.80005755" calcext:value-type="float">
            <text:p>861924,80005755</text:p>
          </table:table-cell>
          <table:table-cell office:value-type="string" calcext:value-type="string">
            <text:p>Ribeir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ibeira&amp;area=91</text:p>
          </table:table-cell>
          <table:table-cell office:value-type="float" office:value="861924.800057558" calcext:value-type="float">
            <text:p>861924,800057558</text:p>
          </table:table-cell>
          <table:table-cell office:value-type="float" office:value="7050.031170134" calcext:value-type="float">
            <text:p>7050,031170134</text:p>
          </table:table-cell>
        </table:table-row>
        <table:table-row table:style-name="ro2">
          <table:table-cell office:value-type="float" office:value="2511970.40822198" calcext:value-type="float">
            <text:p>2511970,40822198</text:p>
          </table:table-cell>
          <table:table-cell office:value-type="string" calcext:value-type="string">
            <text:p>Coelho Neto</text:p>
          </table:table-cell>
          <table:table-cell office:value-type="string" calcext:value-type="string">
            <text:p>PAVUN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elho Neto&amp;area=110</text:p>
          </table:table-cell>
          <table:table-cell office:value-type="float" office:value="2511970.40822198" calcext:value-type="float">
            <text:p>2511970,408221980</text:p>
          </table:table-cell>
          <table:table-cell office:value-type="float" office:value="7534.538813491" calcext:value-type="float">
            <text:p>7534,538813491</text:p>
          </table:table-cell>
        </table:table-row>
        <table:table-row table:style-name="ro2">
          <table:table-cell office:value-type="float" office:value="3820007.69488632" calcext:value-type="float">
            <text:p>3820007,69488632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ANCHIET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uadalupe&amp;area=106</text:p>
          </table:table-cell>
          <table:table-cell office:value-type="float" office:value="3820007.69488632" calcext:value-type="float">
            <text:p>3820007,694886320</text:p>
          </table:table-cell>
          <table:table-cell office:value-type="float" office:value="10384.232230871" calcext:value-type="float">
            <text:p>10384,232230871</text:p>
          </table:table-cell>
        </table:table-row>
        <table:table-row table:style-name="ro2">
          <table:table-cell office:value-type="float" office:value="3905790.02500452" calcext:value-type="float">
            <text:p>3905790,02500452</text:p>
          </table:table-cell>
          <table:table-cell office:value-type="string" calcext:value-type="string">
            <text:p>Parque Anchieta</text:p>
          </table:table-cell>
          <table:table-cell office:value-type="string" calcext:value-type="string">
            <text:p>ANCHIET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que Anchieta&amp;area=108</text:p>
          </table:table-cell>
          <table:table-cell office:value-type="float" office:value="3905790.02500452" calcext:value-type="float">
            <text:p>3905790,025004520</text:p>
          </table:table-cell>
          <table:table-cell office:value-type="float" office:value="13017.735277839" calcext:value-type="float">
            <text:p>13017,735277839</text:p>
          </table:table-cell>
        </table:table-row>
        <table:table-row table:style-name="ro2">
          <table:table-cell office:value-type="float" office:value="1723864.30245906" calcext:value-type="float">
            <text:p>1723864,30245906</text:p>
          </table:table-cell>
          <table:table-cell office:value-type="string" calcext:value-type="string">
            <text:p>Barros Filho</text:p>
          </table:table-cell>
          <table:table-cell office:value-type="string" calcext:value-type="string">
            <text:p>PAVUN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arros Filho&amp;area=112</text:p>
          </table:table-cell>
          <table:table-cell office:value-type="float" office:value="1723864.30245906" calcext:value-type="float">
            <text:p>1723864,302459060</text:p>
          </table:table-cell>
          <table:table-cell office:value-type="float" office:value="7194.153370128" calcext:value-type="float">
            <text:p>7194,153370128</text:p>
          </table:table-cell>
        </table:table-row>
        <table:table-row table:style-name="ro2">
          <table:table-cell office:value-type="float" office:value="515209.05667549" calcext:value-type="float">
            <text:p>515209,05667549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IRAJ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ista Alegre&amp;area=75</text:p>
          </table:table-cell>
          <table:table-cell office:value-type="float" office:value="515209.056675496" calcext:value-type="float">
            <text:p>515209,056675496</text:p>
          </table:table-cell>
          <table:table-cell office:value-type="float" office:value="3581.526115275" calcext:value-type="float">
            <text:p>3581,526115275</text:p>
          </table:table-cell>
        </table:table-row>
        <table:table-row table:style-name="ro2">
          <table:table-cell office:value-type="float" office:value="2116869.82664827" calcext:value-type="float">
            <text:p>2116869,82664827</text:p>
          </table:table-cell>
          <table:table-cell office:value-type="string" calcext:value-type="string">
            <text:p>Ricardo De Albuquerque</text:p>
          </table:table-cell>
          <table:table-cell office:value-type="string" calcext:value-type="string">
            <text:p>ANCHIET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icardo De Albuquerque&amp;area=109</text:p>
          </table:table-cell>
          <table:table-cell office:value-type="float" office:value="2116869.82664827" calcext:value-type="float">
            <text:p>2116869,826648270</text:p>
          </table:table-cell>
          <table:table-cell office:value-type="float" office:value="9196.693267546" calcext:value-type="float">
            <text:p>9196,693267546</text:p>
          </table:table-cell>
        </table:table-row>
        <table:table-row table:style-name="ro2">
          <table:table-cell office:value-type="float" office:value="2261110.26726069" calcext:value-type="float">
            <text:p>2261110,26726069</text:p>
          </table:table-cell>
          <table:table-cell office:value-type="string" calcext:value-type="string">
            <text:p>Colégio</text:p>
          </table:table-cell>
          <table:table-cell office:value-type="string" calcext:value-type="string">
            <text:p>IRAJ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légio&amp;area=77</text:p>
          </table:table-cell>
          <table:table-cell office:value-type="float" office:value="2261110.26726069" calcext:value-type="float">
            <text:p>2261110,267260690</text:p>
          </table:table-cell>
          <table:table-cell office:value-type="float" office:value="7739.221721936" calcext:value-type="float">
            <text:p>7739,221721936</text:p>
          </table:table-cell>
        </table:table-row>
        <table:table-row table:style-name="ro2">
          <table:table-cell office:value-type="float" office:value="1374847.04953058" calcext:value-type="float">
            <text:p>1374847,04953058</text:p>
          </table:table-cell>
          <table:table-cell office:value-type="string" calcext:value-type="string">
            <text:p>Honório Gurgel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onório Gurgel&amp;area=87</text:p>
          </table:table-cell>
          <table:table-cell office:value-type="float" office:value="1374847.04953058" calcext:value-type="float">
            <text:p>1374847,049530580</text:p>
          </table:table-cell>
          <table:table-cell office:value-type="float" office:value="6884.58415792" calcext:value-type="float">
            <text:p>6884,584157920</text:p>
          </table:table-cell>
        </table:table-row>
        <table:table-row table:style-name="ro2">
          <table:table-cell office:value-type="float" office:value="3689833.18288242" calcext:value-type="float">
            <text:p>3689833,18288242</text:p>
          </table:table-cell>
          <table:table-cell office:value-type="string" calcext:value-type="string">
            <text:p>Olaria</text:p>
          </table:table-cell>
          <table:table-cell office:value-type="string" calcext:value-type="string">
            <text:p>RAMO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laria&amp;area=42</text:p>
          </table:table-cell>
          <table:table-cell office:value-type="float" office:value="3689833.18288242" calcext:value-type="float">
            <text:p>3689833,182882420</text:p>
          </table:table-cell>
          <table:table-cell office:value-type="float" office:value="12230.994302795" calcext:value-type="float">
            <text:p>12230,994302795</text:p>
          </table:table-cell>
        </table:table-row>
        <table:table-row table:style-name="ro2">
          <table:table-cell office:value-type="float" office:value="1435715.75350246" calcext:value-type="float">
            <text:p>1435715,75350246</text:p>
          </table:table-cell>
          <table:table-cell office:value-type="string" calcext:value-type="string">
            <text:p>Vila Da Penha</text:p>
          </table:table-cell>
          <table:table-cell office:value-type="string" calcext:value-type="string">
            <text:p>IRAJ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ila Da Penha&amp;area=74</text:p>
          </table:table-cell>
          <table:table-cell office:value-type="float" office:value="1435715.75350246" calcext:value-type="float">
            <text:p>1435715,753502460</text:p>
          </table:table-cell>
          <table:table-cell office:value-type="float" office:value="6100.162661507" calcext:value-type="float">
            <text:p>6100,162661507</text:p>
          </table:table-cell>
        </table:table-row>
        <table:table-row table:style-name="ro2">
          <table:table-cell office:value-type="float" office:value="4268761.30915155" calcext:value-type="float">
            <text:p>4268761,30915155</text:p>
          </table:table-cell>
          <table:table-cell office:value-type="string" calcext:value-type="string">
            <text:p>Maré</text:p>
          </table:table-cell>
          <table:table-cell office:value-type="string" calcext:value-type="string">
            <text:p>COMPLEXO DA MARE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aré&amp;area=157</text:p>
          </table:table-cell>
          <table:table-cell office:value-type="float" office:value="4268761.30915155" calcext:value-type="float">
            <text:p>4268761,309151550</text:p>
          </table:table-cell>
          <table:table-cell office:value-type="float" office:value="13082.622184882" calcext:value-type="float">
            <text:p>13082,622184882</text:p>
          </table:table-cell>
        </table:table-row>
        <table:table-row table:style-name="ro2">
          <table:table-cell office:value-type="float" office:value="10756709.3662359" calcext:value-type="float">
            <text:p>10756709,36623590</text:p>
          </table:table-cell>
          <table:table-cell office:value-type="string" calcext:value-type="string">
            <text:p>Vila Militar</text:p>
          </table:table-cell>
          <table:table-cell office:value-type="string" calcext:value-type="string">
            <text:p>REALENGO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ila Militar&amp;area=135</text:p>
          </table:table-cell>
          <table:table-cell office:value-type="float" office:value="10756709.3662359" calcext:value-type="float">
            <text:p>10756709,366235900</text:p>
          </table:table-cell>
          <table:table-cell office:value-type="float" office:value="18076.998937596" calcext:value-type="float">
            <text:p>18076,998937596</text:p>
          </table:table-cell>
        </table:table-row>
        <table:table-row table:style-name="ro2">
          <table:table-cell office:value-type="float" office:value="4690706.49356832" calcext:value-type="float">
            <text:p>4690706,49356832</text:p>
          </table:table-cell>
          <table:table-cell office:value-type="string" calcext:value-type="string">
            <text:p>Cidade Universitária</text:p>
          </table:table-cell>
          <table:table-cell office:value-type="string" calcext:value-type="string">
            <text:p>ILHA DO GOVERNADO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idade Universitária&amp;area=105</text:p>
          </table:table-cell>
          <table:table-cell office:value-type="float" office:value="4690706.49356832" calcext:value-type="float">
            <text:p>4690706,493568320</text:p>
          </table:table-cell>
          <table:table-cell office:value-type="float" office:value="22376.221183143" calcext:value-type="float">
            <text:p>22376,221183143</text:p>
          </table:table-cell>
        </table:table-row>
        <table:table-row table:style-name="ro2">
          <table:table-cell office:value-type="float" office:value="2886705.51886044" calcext:value-type="float">
            <text:p>2886705,51886044</text:p>
          </table:table-cell>
          <table:table-cell office:value-type="string" calcext:value-type="string">
            <text:p>Rocha Miranda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ocha Miranda&amp;area=86</text:p>
          </table:table-cell>
          <table:table-cell office:value-type="float" office:value="2886705.51886044" calcext:value-type="float">
            <text:p>2886705,518860440</text:p>
          </table:table-cell>
          <table:table-cell office:value-type="float" office:value="9166.723069752" calcext:value-type="float">
            <text:p>9166,723069752</text:p>
          </table:table-cell>
        </table:table-row>
        <table:table-row table:style-name="ro2">
          <table:table-cell office:value-type="float" office:value="2793532.97395111" calcext:value-type="float">
            <text:p>2793532,97395111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RAMO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mos&amp;area=41</text:p>
          </table:table-cell>
          <table:table-cell office:value-type="float" office:value="2793532.97395111" calcext:value-type="float">
            <text:p>2793532,973951110</text:p>
          </table:table-cell>
          <table:table-cell office:value-type="float" office:value="8911.692639748" calcext:value-type="float">
            <text:p>8911,692639748</text:p>
          </table:table-cell>
        </table:table-row>
        <table:table-row table:style-name="ro2">
          <table:table-cell office:value-type="float" office:value="26054198.0135746" calcext:value-type="float">
            <text:p>26054198,01357460</text:p>
          </table:table-cell>
          <table:table-cell office:value-type="string" calcext:value-type="string">
            <text:p>Realengo</text:p>
          </table:table-cell>
          <table:table-cell office:value-type="string" calcext:value-type="string">
            <text:p>REALENGO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alengo&amp;area=139</text:p>
          </table:table-cell>
          <table:table-cell office:value-type="float" office:value="26054198.0135746" calcext:value-type="float">
            <text:p>26054198,013574600</text:p>
          </table:table-cell>
          <table:table-cell office:value-type="float" office:value="30896.825329801" calcext:value-type="float">
            <text:p>30896,825329801</text:p>
          </table:table-cell>
        </table:table-row>
        <table:table-row table:style-name="ro2">
          <table:table-cell office:value-type="float" office:value="1519254.09233838" calcext:value-type="float">
            <text:p>1519254,09233838</text:p>
          </table:table-cell>
          <table:table-cell office:value-type="string" calcext:value-type="string">
            <text:p>Vila Kosmos</text:p>
          </table:table-cell>
          <table:table-cell office:value-type="string" calcext:value-type="string">
            <text:p>IRAJ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ila Kosmos&amp;area=72</text:p>
          </table:table-cell>
          <table:table-cell office:value-type="float" office:value="1519254.09233839" calcext:value-type="float">
            <text:p>1519254,092338390</text:p>
          </table:table-cell>
          <table:table-cell office:value-type="float" office:value="6511.858315999" calcext:value-type="float">
            <text:p>6511,858315999</text:p>
          </table:table-cell>
        </table:table-row>
        <table:table-row table:style-name="ro2">
          <table:table-cell office:value-type="float" office:value="3886225.62185166" calcext:value-type="float">
            <text:p>3886225,62185166</text:p>
          </table:table-cell>
          <table:table-cell office:value-type="string" calcext:value-type="string">
            <text:p>Marechal Hermes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echal Hermes&amp;area=90</text:p>
          </table:table-cell>
          <table:table-cell office:value-type="float" office:value="3886225.62185166" calcext:value-type="float">
            <text:p>3886225,621851660</text:p>
          </table:table-cell>
          <table:table-cell office:value-type="float" office:value="11946.968841625" calcext:value-type="float">
            <text:p>11946,968841625</text:p>
          </table:table-cell>
        </table:table-row>
        <table:table-row table:style-name="ro2">
          <table:table-cell office:value-type="float" office:value="1835710.62822861" calcext:value-type="float">
            <text:p>1835710,62822861</text:p>
          </table:table-cell>
          <table:table-cell office:value-type="string" calcext:value-type="string">
            <text:p>Vicente De Carvalho</text:p>
          </table:table-cell>
          <table:table-cell office:value-type="string" calcext:value-type="string">
            <text:p>IRAJ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icente De Carvalho&amp;area=73</text:p>
          </table:table-cell>
          <table:table-cell office:value-type="float" office:value="1835710.62822861" calcext:value-type="float">
            <text:p>1835710,628228610</text:p>
          </table:table-cell>
          <table:table-cell office:value-type="float" office:value="6753.007672976" calcext:value-type="float">
            <text:p>6753,007672976</text:p>
          </table:table-cell>
        </table:table-row>
        <table:table-row table:style-name="ro2">
          <table:table-cell office:value-type="float" office:value="27417970.8565589" calcext:value-type="float">
            <text:p>27417970,85655890</text:p>
          </table:table-cell>
          <table:table-cell office:value-type="string" calcext:value-type="string">
            <text:p>Paciência</text:p>
          </table:table-cell>
          <table:table-cell office:value-type="string" calcext:value-type="string">
            <text:p>SANTA CRUZ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aciência&amp;area=148</text:p>
          </table:table-cell>
          <table:table-cell office:value-type="float" office:value="27417970.8565589" calcext:value-type="float">
            <text:p>27417970,856558900</text:p>
          </table:table-cell>
          <table:table-cell office:value-type="float" office:value="34307.566178311" calcext:value-type="float">
            <text:p>34307,566178311</text:p>
          </table:table-cell>
        </table:table-row>
        <table:table-row table:style-name="ro2">
          <table:table-cell office:value-type="float" office:value="2225644.93887424" calcext:value-type="float">
            <text:p>2225644,93887424</text:p>
          </table:table-cell>
          <table:table-cell office:value-type="string" calcext:value-type="string">
            <text:p>Engenho Da Rainha</text:p>
          </table:table-cell>
          <table:table-cell office:value-type="string" calcext:value-type="string">
            <text:p>INHAUM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ngenho Da Rainha&amp;area=55</text:p>
          </table:table-cell>
          <table:table-cell office:value-type="float" office:value="2225644.93887423" calcext:value-type="float">
            <text:p>2225644,938874230</text:p>
          </table:table-cell>
          <table:table-cell office:value-type="float" office:value="9188.810300155" calcext:value-type="float">
            <text:p>9188,810300155</text:p>
          </table:table-cell>
        </table:table-row>
        <table:table-row table:style-name="ro2">
          <table:table-cell office:value-type="float" office:value="2960855.14765956" calcext:value-type="float">
            <text:p>2960855,14765956</text:p>
          </table:table-cell>
          <table:table-cell office:value-type="string" calcext:value-type="string">
            <text:p>Complexo do Alemão</text:p>
          </table:table-cell>
          <table:table-cell office:value-type="string" calcext:value-type="string">
            <text:p>COMPLEXO DO ALEMÃO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mplexo do Alemão&amp;area=156</text:p>
          </table:table-cell>
          <table:table-cell office:value-type="float" office:value="2960855.14765956" calcext:value-type="float">
            <text:p>2960855,147659560</text:p>
          </table:table-cell>
          <table:table-cell office:value-type="float" office:value="11998.437064973" calcext:value-type="float">
            <text:p>11998,437064973</text:p>
          </table:table-cell>
        </table:table-row>
        <table:table-row table:style-name="ro2">
          <table:table-cell office:value-type="float" office:value="1101220.91836834" calcext:value-type="float">
            <text:p>1101220,91836834</text:p>
          </table:table-cell>
          <table:table-cell office:value-type="string" calcext:value-type="string">
            <text:p>Vaz Lobo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az Lobo&amp;area=84</text:p>
          </table:table-cell>
          <table:table-cell office:value-type="float" office:value="1101220.91836834" calcext:value-type="float">
            <text:p>1101220,918368340</text:p>
          </table:table-cell>
          <table:table-cell office:value-type="float" office:value="5030.566905466" calcext:value-type="float">
            <text:p>5030,566905466</text:p>
          </table:table-cell>
        </table:table-row>
        <table:table-row table:style-name="ro2">
          <table:table-cell office:value-type="float" office:value="4865791.86432187" calcext:value-type="float">
            <text:p>4865791,86432187</text:p>
          </table:table-cell>
          <table:table-cell office:value-type="string" calcext:value-type="string">
            <text:p>Padre Miguel</text:p>
          </table:table-cell>
          <table:table-cell office:value-type="string" calcext:value-type="string">
            <text:p>BANGU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dre Miguel&amp;area=140</text:p>
          </table:table-cell>
          <table:table-cell office:value-type="float" office:value="4865791.86432187" calcext:value-type="float">
            <text:p>4865791,864321870</text:p>
          </table:table-cell>
          <table:table-cell office:value-type="float" office:value="16274.18883652" calcext:value-type="float">
            <text:p>16274,188836520</text:p>
          </table:table-cell>
        </table:table-row>
        <table:table-row table:style-name="ro2">
          <table:table-cell office:value-type="float" office:value="3037846.61329529" calcext:value-type="float">
            <text:p>3037846,61329529</text:p>
          </table:table-cell>
          <table:table-cell office:value-type="string" calcext:value-type="string">
            <text:p>Bento Ribeiro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nto Ribeiro&amp;area=89</text:p>
          </table:table-cell>
          <table:table-cell office:value-type="float" office:value="3037846.61329529" calcext:value-type="float">
            <text:p>3037846,613295290</text:p>
          </table:table-cell>
          <table:table-cell office:value-type="float" office:value="8506.036050717" calcext:value-type="float">
            <text:p>8506,036050717</text:p>
          </table:table-cell>
        </table:table-row>
        <table:table-row table:style-name="ro2">
          <table:table-cell office:value-type="float" office:value="1255809.63115713" calcext:value-type="float">
            <text:p>1255809,63115713</text:p>
          </table:table-cell>
          <table:table-cell office:value-type="string" calcext:value-type="string">
            <text:p>Turiaçú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uriaçú&amp;area=85</text:p>
          </table:table-cell>
          <table:table-cell office:value-type="float" office:value="1255809.63115713" calcext:value-type="float">
            <text:p>1255809,631157130</text:p>
          </table:table-cell>
          <table:table-cell office:value-type="float" office:value="5378.192932867" calcext:value-type="float">
            <text:p>5378,192932867</text:p>
          </table:table-cell>
        </table:table-row>
        <table:table-row table:style-name="ro2">
          <table:table-cell office:value-type="float" office:value="2199716.21112287" calcext:value-type="float">
            <text:p>2199716,21112287</text:p>
          </table:table-cell>
          <table:table-cell office:value-type="string" calcext:value-type="string">
            <text:p>Bonsucesso</text:p>
          </table:table-cell>
          <table:table-cell office:value-type="string" calcext:value-type="string">
            <text:p>RAMO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nsucesso&amp;area=40</text:p>
          </table:table-cell>
          <table:table-cell office:value-type="float" office:value="2199716.21112287" calcext:value-type="float">
            <text:p>2199716,211122870</text:p>
          </table:table-cell>
          <table:table-cell office:value-type="float" office:value="8558.994568079" calcext:value-type="float">
            <text:p>8558,994568079</text:p>
          </table:table-cell>
        </table:table-row>
        <table:table-row table:style-name="ro2">
          <table:table-cell office:value-type="float" office:value="3485274.32824682" calcext:value-type="float">
            <text:p>3485274,32824682</text:p>
          </table:table-cell>
          <table:table-cell office:value-type="string" calcext:value-type="string">
            <text:p>Inhaúma</text:p>
          </table:table-cell>
          <table:table-cell office:value-type="string" calcext:value-type="string">
            <text:p>INHAUM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haúma&amp;area=54</text:p>
          </table:table-cell>
          <table:table-cell office:value-type="float" office:value="3485274.32824682" calcext:value-type="float">
            <text:p>3485274,328246820</text:p>
          </table:table-cell>
          <table:table-cell office:value-type="float" office:value="13164.796047413" calcext:value-type="float">
            <text:p>13164,796047413</text:p>
          </table:table-cell>
        </table:table-row>
        <table:table-row table:style-name="ro2">
          <table:table-cell office:value-type="float" office:value="1747526.48916327" calcext:value-type="float">
            <text:p>1747526,48916327</text:p>
          </table:table-cell>
          <table:table-cell office:value-type="string" calcext:value-type="string">
            <text:p>Tomás Coelho</text:p>
          </table:table-cell>
          <table:table-cell office:value-type="string" calcext:value-type="string">
            <text:p>INHAUM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omás Coelho&amp;area=56</text:p>
          </table:table-cell>
          <table:table-cell office:value-type="float" office:value="1747526.48916327" calcext:value-type="float">
            <text:p>1747526,489163270</text:p>
          </table:table-cell>
          <table:table-cell office:value-type="float" office:value="8403.838118115" calcext:value-type="float">
            <text:p>8403,838118115</text:p>
          </table:table-cell>
        </table:table-row>
        <table:table-row table:style-name="ro2">
          <table:table-cell office:value-type="float" office:value="8319614.01875494" calcext:value-type="float">
            <text:p>8319614,01875494</text:p>
          </table:table-cell>
          <table:table-cell office:value-type="string" calcext:value-type="string">
            <text:p>Santíssimo</text:p>
          </table:table-cell>
          <table:table-cell office:value-type="string" calcext:value-type="string">
            <text:p>CAMPO GRANDE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antíssimo&amp;area=143</text:p>
          </table:table-cell>
          <table:table-cell office:value-type="float" office:value="8319614.01875494" calcext:value-type="float">
            <text:p>8319614,018754940</text:p>
          </table:table-cell>
          <table:table-cell office:value-type="float" office:value="15804.019677549" calcext:value-type="float">
            <text:p>15804,019677549</text:p>
          </table:table-cell>
        </table:table-row>
        <table:table-row table:style-name="ro2">
          <table:table-cell office:value-type="float" office:value="3787613.37730012" calcext:value-type="float">
            <text:p>3787613,37730012</text:p>
          </table:table-cell>
          <table:table-cell office:value-type="string" calcext:value-type="string">
            <text:p>Madureira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dureira&amp;area=83</text:p>
          </table:table-cell>
          <table:table-cell office:value-type="float" office:value="3787613.37730012" calcext:value-type="float">
            <text:p>3787613,377300120</text:p>
          </table:table-cell>
          <table:table-cell office:value-type="float" office:value="9574.362201637" calcext:value-type="float">
            <text:p>9574,362201637</text:p>
          </table:table-cell>
        </table:table-row>
        <table:table-row table:style-name="ro2">
          <table:table-cell office:value-type="float" office:value="2071126.7647215" calcext:value-type="float">
            <text:p>2071126,76472150</text:p>
          </table:table-cell>
          <table:table-cell office:value-type="string" calcext:value-type="string">
            <text:p>Osvaldo Cruz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svaldo Cruz&amp;area=88</text:p>
          </table:table-cell>
          <table:table-cell office:value-type="float" office:value="2071126.7647215" calcext:value-type="float">
            <text:p>2071126,764721500</text:p>
          </table:table-cell>
          <table:table-cell office:value-type="float" office:value="6942.739476687" calcext:value-type="float">
            <text:p>6942,739476687</text:p>
          </table:table-cell>
        </table:table-row>
        <table:table-row table:style-name="ro2">
          <table:table-cell office:value-type="float" office:value="125044295.397944" calcext:value-type="float">
            <text:p>125044295,397944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SANTA CRUZ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anta Cruz&amp;area=149</text:p>
          </table:table-cell>
          <table:table-cell office:value-type="float" office:value="125044295.397944" calcext:value-type="float">
            <text:p>125044295,397944000</text:p>
          </table:table-cell>
          <table:table-cell office:value-type="float" office:value="65717.390847464" calcext:value-type="float">
            <text:p>65717,390847464</text:p>
          </table:table-cell>
        </table:table-row>
        <table:table-row table:style-name="ro2">
          <table:table-cell office:value-type="float" office:value="1975949.35338766" calcext:value-type="float">
            <text:p>1975949,35338766</text:p>
          </table:table-cell>
          <table:table-cell office:value-type="string" calcext:value-type="string">
            <text:p>Magalhães Bastos</text:p>
          </table:table-cell>
          <table:table-cell office:value-type="string" calcext:value-type="string">
            <text:p>REALENGO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38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galhães Bastos&amp;area=138</text:p>
          </table:table-cell>
          <table:table-cell office:value-type="float" office:value="1975949.35338766" calcext:value-type="float">
            <text:p>1975949,353387660</text:p>
          </table:table-cell>
          <table:table-cell office:value-type="float" office:value="6902.654735542" calcext:value-type="float">
            <text:p>6902,654735542</text:p>
          </table:table-cell>
        </table:table-row>
        <table:table-row table:style-name="ro2">
          <table:table-cell office:value-type="float" office:value="17235932.1181533" calcext:value-type="float">
            <text:p>17235932,11815330</text:p>
          </table:table-cell>
          <table:table-cell office:value-type="string" calcext:value-type="string">
            <text:p>Senador Camará</text:p>
          </table:table-cell>
          <table:table-cell office:value-type="string" calcext:value-type="string">
            <text:p>BANGU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enador Camará&amp;area=142</text:p>
          </table:table-cell>
          <table:table-cell office:value-type="float" office:value="17235932.1181533" calcext:value-type="float">
            <text:p>17235932,118153300</text:p>
          </table:table-cell>
          <table:table-cell office:value-type="float" office:value="23562.462105496" calcext:value-type="float">
            <text:p>23562,462105496</text:p>
          </table:table-cell>
        </table:table-row>
        <table:table-row table:style-name="ro2">
          <table:table-cell office:value-type="float" office:value="1924149.2933461" calcext:value-type="float">
            <text:p>1924149,29334610</text:p>
          </table:table-cell>
          <table:table-cell office:value-type="string" calcext:value-type="string">
            <text:p>Cavalcanti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valcanti&amp;area=80</text:p>
          </table:table-cell>
          <table:table-cell office:value-type="float" office:value="1924149.2933461" calcext:value-type="float">
            <text:p>1924149,293346100</text:p>
          </table:table-cell>
          <table:table-cell office:value-type="float" office:value="6248.036863359" calcext:value-type="float">
            <text:p>6248,036863359</text:p>
          </table:table-cell>
        </table:table-row>
        <table:table-row table:style-name="ro2">
          <table:table-cell office:value-type="float" office:value="3252292.95997124" calcext:value-type="float">
            <text:p>3252292,95997124</text:p>
          </table:table-cell>
          <table:table-cell office:value-type="string" calcext:value-type="string">
            <text:p>Campo Dos Afonsos</text:p>
          </table:table-cell>
          <table:table-cell office:value-type="string" calcext:value-type="string">
            <text:p>REALENGO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mpo Dos Afonsos&amp;area=136</text:p>
          </table:table-cell>
          <table:table-cell office:value-type="float" office:value="3252292.95997124" calcext:value-type="float">
            <text:p>3252292,959971240</text:p>
          </table:table-cell>
          <table:table-cell office:value-type="float" office:value="8075.651282736" calcext:value-type="float">
            <text:p>8075,651282736</text:p>
          </table:table-cell>
        </table:table-row>
        <table:table-row table:style-name="ro2">
          <table:table-cell office:value-type="float" office:value="1157472.79741883" calcext:value-type="float">
            <text:p>1157472,79741883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INHAUM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ienópolis&amp;area=50</text:p>
          </table:table-cell>
          <table:table-cell office:value-type="float" office:value="1157472.79741883" calcext:value-type="float">
            <text:p>1157472,797418830</text:p>
          </table:table-cell>
          <table:table-cell office:value-type="float" office:value="4944.38479743" calcext:value-type="float">
            <text:p>4944,384797430</text:p>
          </table:table-cell>
        </table:table-row>
        <table:table-row table:style-name="ro2">
          <table:table-cell office:value-type="float" office:value="2618351.24054909" calcext:value-type="float">
            <text:p>2618351,24054909</text:p>
          </table:table-cell>
          <table:table-cell office:value-type="string" calcext:value-type="string">
            <text:p>Manguinhos</text:p>
          </table:table-cell>
          <table:table-cell office:value-type="string" calcext:value-type="string">
            <text:p>RAMO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nguinhos&amp;area=39</text:p>
          </table:table-cell>
          <table:table-cell office:value-type="float" office:value="2618351.24054909" calcext:value-type="float">
            <text:p>2618351,240549090</text:p>
          </table:table-cell>
          <table:table-cell office:value-type="float" office:value="8090.398681969" calcext:value-type="float">
            <text:p>8090,398681969</text:p>
          </table:table-cell>
        </table:table-row>
        <table:table-row table:style-name="ro2">
          <table:table-cell office:value-type="float" office:value="708274.31447076" calcext:value-type="float">
            <text:p>708274,31447076</text:p>
          </table:table-cell>
          <table:table-cell office:value-type="string" calcext:value-type="string">
            <text:p>Engenheiro Leal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ngenheiro Leal&amp;area=81</text:p>
          </table:table-cell>
          <table:table-cell office:value-type="float" office:value="708274.31447076" calcext:value-type="float">
            <text:p>708274,314470760</text:p>
          </table:table-cell>
          <table:table-cell office:value-type="float" office:value="3785.026425854" calcext:value-type="float">
            <text:p>3785,026425854</text:p>
          </table:table-cell>
        </table:table-row>
        <table:table-row table:style-name="ro2">
          <table:table-cell office:value-type="float" office:value="1836420.05024605" calcext:value-type="float">
            <text:p>1836420,05024605</text:p>
          </table:table-cell>
          <table:table-cell office:value-type="string" calcext:value-type="string">
            <text:p>Pilares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ilares&amp;area=71</text:p>
          </table:table-cell>
          <table:table-cell office:value-type="float" office:value="1836420.05024605" calcext:value-type="float">
            <text:p>1836420,050246050</text:p>
          </table:table-cell>
          <table:table-cell office:value-type="float" office:value="6828.729030352" calcext:value-type="float">
            <text:p>6828,729030352</text:p>
          </table:table-cell>
        </table:table-row>
        <table:table-row table:style-name="ro2">
          <table:table-cell office:value-type="float" office:value="1440914.47877993" calcext:value-type="float">
            <text:p>1440914,47877993</text:p>
          </table:table-cell>
          <table:table-cell office:value-type="string" calcext:value-type="string">
            <text:p>Del Castilho</text:p>
          </table:table-cell>
          <table:table-cell office:value-type="string" calcext:value-type="string">
            <text:p>INHAUM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l Castilho&amp;area=53</text:p>
          </table:table-cell>
          <table:table-cell office:value-type="float" office:value="1440914.47877993" calcext:value-type="float">
            <text:p>1440914,478779930</text:p>
          </table:table-cell>
          <table:table-cell office:value-type="float" office:value="5294.820960647" calcext:value-type="float">
            <text:p>5294,820960647</text:p>
          </table:table-cell>
        </table:table-row>
        <table:table-row table:style-name="ro2">
          <table:table-cell office:value-type="float" office:value="3887100.31510692" calcext:value-type="float">
            <text:p>3887100,31510692</text:p>
          </table:table-cell>
          <table:table-cell office:value-type="string" calcext:value-type="string">
            <text:p>Piedade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iedade&amp;area=69</text:p>
          </table:table-cell>
          <table:table-cell office:value-type="float" office:value="3887100.31510691" calcext:value-type="float">
            <text:p>3887100,315106910</text:p>
          </table:table-cell>
          <table:table-cell office:value-type="float" office:value="12326.532321841" calcext:value-type="float">
            <text:p>12326,532321841</text:p>
          </table:table-cell>
        </table:table-row>
        <table:table-row table:style-name="ro2">
          <table:table-cell office:value-type="float" office:value="2838970.71255215" calcext:value-type="float">
            <text:p>2838970,71255215</text:p>
          </table:table-cell>
          <table:table-cell office:value-type="string" calcext:value-type="string">
            <text:p>Cascadura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scadura&amp;area=82</text:p>
          </table:table-cell>
          <table:table-cell office:value-type="float" office:value="2838970.71255215" calcext:value-type="float">
            <text:p>2838970,712552150</text:p>
          </table:table-cell>
          <table:table-cell office:value-type="float" office:value="9056.403867704" calcext:value-type="float">
            <text:p>9056,403867704</text:p>
          </table:table-cell>
        </table:table-row>
        <table:table-row table:style-name="ro2">
          <table:table-cell office:value-type="float" office:value="4232214.71318978" calcext:value-type="float">
            <text:p>4232214,71318978</text:p>
          </table:table-cell>
          <table:table-cell office:value-type="string" calcext:value-type="string">
            <text:p>Vila Valqueire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la Valqueire&amp;area=125</text:p>
          </table:table-cell>
          <table:table-cell office:value-type="float" office:value="4232214.71318978" calcext:value-type="float">
            <text:p>4232214,713189780</text:p>
          </table:table-cell>
          <table:table-cell office:value-type="float" office:value="9441.556762149" calcext:value-type="float">
            <text:p>9441,556762149</text:p>
          </table:table-cell>
        </table:table-row>
        <table:table-row table:style-name="ro2">
          <table:table-cell office:value-type="float" office:value="824989.72711977" calcext:value-type="float">
            <text:p>824989,72711977</text:p>
          </table:table-cell>
          <table:table-cell office:value-type="string" calcext:value-type="string">
            <text:p>Maria Da Graça</text:p>
          </table:table-cell>
          <table:table-cell office:value-type="string" calcext:value-type="string">
            <text:p>INHAUM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ria Da Graça&amp;area=52</text:p>
          </table:table-cell>
          <table:table-cell office:value-type="float" office:value="824989.72711977" calcext:value-type="float">
            <text:p>824989,727119770</text:p>
          </table:table-cell>
          <table:table-cell office:value-type="float" office:value="4842.429563639" calcext:value-type="float">
            <text:p>4842,429563639</text:p>
          </table:table-cell>
        </table:table-row>
        <table:table-row table:style-name="ro2">
          <table:table-cell office:value-type="float" office:value="4323794.6494402" calcext:value-type="float">
            <text:p>4323794,64944020</text:p>
          </table:table-cell>
          <table:table-cell office:value-type="string" calcext:value-type="string">
            <text:p>Quintino Bocaiúva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intino Bocaiúva&amp;area=79</text:p>
          </table:table-cell>
          <table:table-cell office:value-type="float" office:value="4323794.6494402" calcext:value-type="float">
            <text:p>4323794,649440200</text:p>
          </table:table-cell>
          <table:table-cell office:value-type="float" office:value="11247.720455006" calcext:value-type="float">
            <text:p>11247,720455006</text:p>
          </table:table-cell>
        </table:table-row>
        <table:table-row table:style-name="ro2">
          <table:table-cell office:value-type="float" office:value="7869204.24420916" calcext:value-type="float">
            <text:p>7869204,24420916</text:p>
          </table:table-cell>
          <table:table-cell office:value-type="string" calcext:value-type="string">
            <text:p>Jardim Sulacap</text:p>
          </table:table-cell>
          <table:table-cell office:value-type="string" calcext:value-type="string">
            <text:p>REALENGO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Jardim Sulacap&amp;area=137</text:p>
          </table:table-cell>
          <table:table-cell office:value-type="float" office:value="7869204.24420916" calcext:value-type="float">
            <text:p>7869204,244209160</text:p>
          </table:table-cell>
          <table:table-cell office:value-type="float" office:value="14519.308466891" calcext:value-type="float">
            <text:p>14519,308466891</text:p>
          </table:table-cell>
        </table:table-row>
        <table:table-row table:style-name="ro2">
          <table:table-cell office:value-type="float" office:value="984510.4562528" calcext:value-type="float">
            <text:p>984510,45625280</text:p>
          </table:table-cell>
          <table:table-cell office:value-type="string" calcext:value-type="string">
            <text:p>Campinho</text:p>
          </table:table-cell>
          <table:table-cell office:value-type="string" calcext:value-type="string">
            <text:p>MADUREIRA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mpinho&amp;area=78</text:p>
          </table:table-cell>
          <table:table-cell office:value-type="float" office:value="984510.4562528" calcext:value-type="float">
            <text:p>984510,456252800</text:p>
          </table:table-cell>
          <table:table-cell office:value-type="float" office:value="4818.482797354" calcext:value-type="float">
            <text:p>4818,482797354</text:p>
          </table:table-cell>
        </table:table-row>
        <table:table-row table:style-name="ro2">
          <table:table-cell office:value-type="float" office:value="616332.65759924" calcext:value-type="float">
            <text:p>616332,65759924</text:p>
          </table:table-cell>
          <table:table-cell office:value-type="string" calcext:value-type="string">
            <text:p>Abolição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bolição&amp;area=70</text:p>
          </table:table-cell>
          <table:table-cell office:value-type="float" office:value="616332.657599241" calcext:value-type="float">
            <text:p>616332,657599241</text:p>
          </table:table-cell>
          <table:table-cell office:value-type="float" office:value="4930.769648705" calcext:value-type="float">
            <text:p>4930,769648705</text:p>
          </table:table-cell>
        </table:table-row>
        <table:table-row table:style-name="ro2">
          <table:table-cell office:value-type="float" office:value="6441768.96497428" calcext:value-type="float">
            <text:p>6441768,96497428</text:p>
          </table:table-cell>
          <table:table-cell office:value-type="string" calcext:value-type="string">
            <text:p>Senador Vasconcelos</text:p>
          </table:table-cell>
          <table:table-cell office:value-type="string" calcext:value-type="string">
            <text:p>CAMPO GRANDE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enador Vasconcelos&amp;area=145</text:p>
          </table:table-cell>
          <table:table-cell office:value-type="float" office:value="6441768.96497427" calcext:value-type="float">
            <text:p>6441768,964974270</text:p>
          </table:table-cell>
          <table:table-cell office:value-type="float" office:value="12846.80761827" calcext:value-type="float">
            <text:p>12846,807618270</text:p>
          </table:table-cell>
        </table:table-row>
        <table:table-row table:style-name="ro2">
          <table:table-cell office:value-type="float" office:value="11261318.8315745" calcext:value-type="float">
            <text:p>11261318,83157450</text:p>
          </table:table-cell>
          <table:table-cell office:value-type="string" calcext:value-type="string">
            <text:p>Cosmos</text:p>
          </table:table-cell>
          <table:table-cell office:value-type="string" calcext:value-type="string">
            <text:p>CAMPO GRANDE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osmos&amp;area=147</text:p>
          </table:table-cell>
          <table:table-cell office:value-type="float" office:value="11261318.8315745" calcext:value-type="float">
            <text:p>11261318,831574500</text:p>
          </table:table-cell>
          <table:table-cell office:value-type="float" office:value="17686.725821382" calcext:value-type="float">
            <text:p>17686,725821382</text:p>
          </table:table-cell>
        </table:table-row>
        <table:table-row table:style-name="ro2">
          <table:table-cell office:value-type="float" office:value="943874.12208537" calcext:value-type="float">
            <text:p>943874,12208537</text:p>
          </table:table-cell>
          <table:table-cell office:value-type="string" calcext:value-type="string">
            <text:p>Jacarezinho</text:p>
          </table:table-cell>
          <table:table-cell office:value-type="string" calcext:value-type="string">
            <text:p>JACAREZINHO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55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acarezinho&amp;area=155</text:p>
          </table:table-cell>
          <table:table-cell office:value-type="float" office:value="943874.12208537" calcext:value-type="float">
            <text:p>943874,122085370</text:p>
          </table:table-cell>
          <table:table-cell office:value-type="float" office:value="6319.106274635" calcext:value-type="float">
            <text:p>6319,106274635</text:p>
          </table:table-cell>
        </table:table-row>
        <table:table-row table:style-name="ro2">
          <table:table-cell office:value-type="float" office:value="2250159.73141325" calcext:value-type="float">
            <text:p>2250159,73141325</text:p>
          </table:table-cell>
          <table:table-cell office:value-type="string" calcext:value-type="string">
            <text:p>Cachambi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chambi&amp;area=65</text:p>
          </table:table-cell>
          <table:table-cell office:value-type="float" office:value="2250159.73141325" calcext:value-type="float">
            <text:p>2250159,731413250</text:p>
          </table:table-cell>
          <table:table-cell office:value-type="float" office:value="8081.745542679" calcext:value-type="float">
            <text:p>8081,745542679</text:p>
          </table:table-cell>
        </table:table-row>
        <table:table-row table:style-name="ro2">
          <table:table-cell office:value-type="float" office:value="6499977.47068993" calcext:value-type="float">
            <text:p>6499977,47068993</text:p>
          </table:table-cell>
          <table:table-cell office:value-type="string" calcext:value-type="string">
            <text:p>Praça Seca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raça Seca&amp;area=124</text:p>
          </table:table-cell>
          <table:table-cell office:value-type="float" office:value="6499977.47068993" calcext:value-type="float">
            <text:p>6499977,470689930</text:p>
          </table:table-cell>
          <table:table-cell office:value-type="float" office:value="11438.672829114" calcext:value-type="float">
            <text:p>11438,672829114</text:p>
          </table:table-cell>
        </table:table-row>
        <table:table-row table:style-name="ro2">
          <table:table-cell office:value-type="float" office:value="1736412.78176768" calcext:value-type="float">
            <text:p>1736412,78176768</text:p>
          </table:table-cell>
          <table:table-cell office:value-type="string" calcext:value-type="string">
            <text:p>Benfica</text:p>
          </table:table-cell>
          <table:table-cell office:value-type="string" calcext:value-type="string">
            <text:p>SAO CRISTOVA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nfica&amp;area=12</text:p>
          </table:table-cell>
          <table:table-cell office:value-type="float" office:value="1736412.78176768" calcext:value-type="float">
            <text:p>1736412,781767680</text:p>
          </table:table-cell>
          <table:table-cell office:value-type="float" office:value="9097.978313166" calcext:value-type="float">
            <text:p>9097,978313166</text:p>
          </table:table-cell>
        </table:table-row>
        <table:table-row table:style-name="ro2">
          <table:table-cell office:value-type="float" office:value="3920440.58893704" calcext:value-type="float">
            <text:p>3920440,58893704</text:p>
          </table:table-cell>
          <table:table-cell office:value-type="string" calcext:value-type="string">
            <text:p>Engenho De Dentro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ngenho De Dentro&amp;area=66</text:p>
          </table:table-cell>
          <table:table-cell office:value-type="float" office:value="3920440.58893704" calcext:value-type="float">
            <text:p>3920440,588937040</text:p>
          </table:table-cell>
          <table:table-cell office:value-type="float" office:value="11905.972076511" calcext:value-type="float">
            <text:p>11905,972076511</text:p>
          </table:table-cell>
        </table:table-row>
        <table:table-row table:style-name="ro2">
          <table:table-cell office:value-type="float" office:value="4105643.91767749" calcext:value-type="float">
            <text:p>4105643,91767749</text:p>
          </table:table-cell>
          <table:table-cell office:value-type="string" calcext:value-type="string">
            <text:p>São Cristóvão</text:p>
          </table:table-cell>
          <table:table-cell office:value-type="string" calcext:value-type="string">
            <text:p>SAO CRISTOVA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ão Cristóvão&amp;area=10</text:p>
          </table:table-cell>
          <table:table-cell office:value-type="float" office:value="4105643.91767749" calcext:value-type="float">
            <text:p>4105643,917677490</text:p>
          </table:table-cell>
          <table:table-cell office:value-type="float" office:value="14129.065426416" calcext:value-type="float">
            <text:p>14129,065426416</text:p>
          </table:table-cell>
        </table:table-row>
        <table:table-row table:style-name="ro2">
          <table:table-cell office:value-type="float" office:value="863074.54194274" calcext:value-type="float">
            <text:p>863074,54194274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SAO CRISTOVA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asco Da Gama&amp;area=159</text:p>
          </table:table-cell>
          <table:table-cell office:value-type="float" office:value="863074.541942747" calcext:value-type="float">
            <text:p>863074,541942747</text:p>
          </table:table-cell>
          <table:table-cell office:value-type="float" office:value="4349.977150009" calcext:value-type="float">
            <text:p>4349,977150009</text:p>
          </table:table-cell>
        </table:table-row>
        <table:table-row table:style-name="ro2">
          <table:table-cell office:value-type="float" office:value="8287883.09999569" calcext:value-type="float">
            <text:p>8287883,09999569</text:p>
          </table:table-cell>
          <table:table-cell office:value-type="string" calcext:value-type="string">
            <text:p>Inhoaíba</text:p>
          </table:table-cell>
          <table:table-cell office:value-type="string" calcext:value-type="string">
            <text:p>CAMPO GRANDE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nhoaíba&amp;area=146</text:p>
          </table:table-cell>
          <table:table-cell office:value-type="float" office:value="8287883.09999569" calcext:value-type="float">
            <text:p>8287883,099995690</text:p>
          </table:table-cell>
          <table:table-cell office:value-type="float" office:value="15356.864085732" calcext:value-type="float">
            <text:p>15356,864085732</text:p>
          </table:table-cell>
        </table:table-row>
        <table:table-row table:style-name="ro2">
          <table:table-cell office:value-type="float" office:value="1012635.95599069" calcext:value-type="float">
            <text:p>1012635,95599069</text:p>
          </table:table-cell>
          <table:table-cell office:value-type="string" calcext:value-type="string">
            <text:p>Todos Os Santos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dos Os Santos&amp;area=64</text:p>
          </table:table-cell>
          <table:table-cell office:value-type="float" office:value="1012635.95599069" calcext:value-type="float">
            <text:p>1012635,955990690</text:p>
          </table:table-cell>
          <table:table-cell office:value-type="float" office:value="6163.380267448" calcext:value-type="float">
            <text:p>6163,380267448</text:p>
          </table:table-cell>
        </table:table-row>
        <table:table-row table:style-name="ro2">
          <table:table-cell office:value-type="float" office:value="842565.63921389" calcext:value-type="float">
            <text:p>842565,63921389</text:p>
          </table:table-cell>
          <table:table-cell office:value-type="string" calcext:value-type="string">
            <text:p>Jacaré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acaré&amp;area=51</text:p>
          </table:table-cell>
          <table:table-cell office:value-type="float" office:value="842565.639213894" calcext:value-type="float">
            <text:p>842565,639213894</text:p>
          </table:table-cell>
          <table:table-cell office:value-type="float" office:value="6809.021407147" calcext:value-type="float">
            <text:p>6809,021407147</text:p>
          </table:table-cell>
        </table:table-row>
        <table:table-row table:style-name="ro2">
          <table:table-cell office:value-type="float" office:value="1060146.1749525" calcext:value-type="float">
            <text:p>1060146,17495250</text:p>
          </table:table-cell>
          <table:table-cell office:value-type="string" calcext:value-type="string">
            <text:p>Encantado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cantado&amp;area=68</text:p>
          </table:table-cell>
          <table:table-cell office:value-type="float" office:value="1060146.1749525" calcext:value-type="float">
            <text:p>1060146,174952500</text:p>
          </table:table-cell>
          <table:table-cell office:value-type="float" office:value="5995.546901079" calcext:value-type="float">
            <text:p>5995,546901079</text:p>
          </table:table-cell>
        </table:table-row>
        <table:table-row table:style-name="ro2">
          <table:table-cell office:value-type="float" office:value="1311625.55053894" calcext:value-type="float">
            <text:p>1311625,55053894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cha&amp;area=58</text:p>
          </table:table-cell>
          <table:table-cell office:value-type="float" office:value="1311625.55053894" calcext:value-type="float">
            <text:p>1311625,550538940</text:p>
          </table:table-cell>
          <table:table-cell office:value-type="float" office:value="5717.934198258" calcext:value-type="float">
            <text:p>5717,934198258</text:p>
          </table:table-cell>
        </table:table-row>
        <table:table-row table:style-name="ro2">
          <table:table-cell office:value-type="float" office:value="2470933.14000775" calcext:value-type="float">
            <text:p>2470933,14000775</text:p>
          </table:table-cell>
          <table:table-cell office:value-type="string" calcext:value-type="string">
            <text:p>Méier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éier&amp;area=63</text:p>
          </table:table-cell>
          <table:table-cell office:value-type="float" office:value="2470933.14000775" calcext:value-type="float">
            <text:p>2470933,140007750</text:p>
          </table:table-cell>
          <table:table-cell office:value-type="float" office:value="9836.638145347" calcext:value-type="float">
            <text:p>9836,638145347</text:p>
          </table:table-cell>
        </table:table-row>
        <table:table-row table:style-name="ro2">
          <table:table-cell office:value-type="float" office:value="1112902.75308899" calcext:value-type="float">
            <text:p>1112902,75308899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PORTUARI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mboa&amp;area=2</text:p>
          </table:table-cell>
          <table:table-cell office:value-type="float" office:value="1112902.75308899" calcext:value-type="float">
            <text:p>1112902,753088990</text:p>
          </table:table-cell>
          <table:table-cell office:value-type="float" office:value="4612.827329935" calcext:value-type="float">
            <text:p>4612,827329935</text:p>
          </table:table-cell>
        </table:table-row>
        <table:table-row table:style-name="ro2">
          <table:table-cell office:value-type="float" office:value="1684720.59264574" calcext:value-type="float">
            <text:p>1684720,59264574</text:p>
          </table:table-cell>
          <table:table-cell office:value-type="string" calcext:value-type="string">
            <text:p>Santo Cristo</text:p>
          </table:table-cell>
          <table:table-cell office:value-type="string" calcext:value-type="string">
            <text:p>PORTUARI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o Cristo&amp;area=3</text:p>
          </table:table-cell>
          <table:table-cell office:value-type="float" office:value="1684720.59264574" calcext:value-type="float">
            <text:p>1684720,592645740</text:p>
          </table:table-cell>
          <table:table-cell office:value-type="float" office:value="6743.218558834" calcext:value-type="float">
            <text:p>6743,218558834</text:p>
          </table:table-cell>
        </table:table-row>
        <table:table-row table:style-name="ro2">
          <table:table-cell office:value-type="float" office:value="5723064.97848023" calcext:value-type="float">
            <text:p>5723064,9784802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NTR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&amp;area=5</text:p>
          </table:table-cell>
          <table:table-cell office:value-type="float" office:value="5723064.97848023" calcext:value-type="float">
            <text:p>5723064,978480230</text:p>
          </table:table-cell>
          <table:table-cell office:value-type="float" office:value="22240.439606519" calcext:value-type="float">
            <text:p>22240,439606519</text:p>
          </table:table-cell>
        </table:table-row>
        <table:table-row table:style-name="ro2">
          <table:table-cell office:value-type="float" office:value="884408.49360638" calcext:value-type="float">
            <text:p>884408,49360638</text:p>
          </table:table-cell>
          <table:table-cell office:value-type="string" calcext:value-type="string">
            <text:p>Sampaio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mpaio&amp;area=60</text:p>
          </table:table-cell>
          <table:table-cell office:value-type="float" office:value="884408.493606382" calcext:value-type="float">
            <text:p>884408,493606382</text:p>
          </table:table-cell>
          <table:table-cell office:value-type="float" office:value="5793.7142673" calcext:value-type="float">
            <text:p>5793,714267300</text:p>
          </table:table-cell>
        </table:table-row>
        <table:table-row table:style-name="ro2">
          <table:table-cell office:value-type="float" office:value="928108.48364542" calcext:value-type="float">
            <text:p>928108,48364542</text:p>
          </table:table-cell>
          <table:table-cell office:value-type="string" calcext:value-type="string">
            <text:p>Riachuelo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iachuelo&amp;area=59</text:p>
          </table:table-cell>
          <table:table-cell office:value-type="float" office:value="928108.48364542" calcext:value-type="float">
            <text:p>928108,483645420</text:p>
          </table:table-cell>
          <table:table-cell office:value-type="float" office:value="5342.529696872" calcext:value-type="float">
            <text:p>5342,529696872</text:p>
          </table:table-cell>
        </table:table-row>
        <table:table-row table:style-name="ro2">
          <table:table-cell office:value-type="float" office:value="363817.61980658" calcext:value-type="float">
            <text:p>363817,61980658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PORTUARIA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úde&amp;area=1</text:p>
          </table:table-cell>
          <table:table-cell office:value-type="float" office:value="363817.619806581" calcext:value-type="float">
            <text:p>363817,619806581</text:p>
          </table:table-cell>
          <table:table-cell office:value-type="float" office:value="2646.217124914" calcext:value-type="float">
            <text:p>2646,217124914</text:p>
          </table:table-cell>
        </table:table-row>
        <table:table-row table:style-name="ro2">
          <table:table-cell office:value-type="float" office:value="648907.60667451" calcext:value-type="float">
            <text:p>648907,60667451</text:p>
          </table:table-cell>
          <table:table-cell office:value-type="string" calcext:value-type="string">
            <text:p>São Francisco Xavier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ão Francisco Xavier&amp;area=57</text:p>
          </table:table-cell>
          <table:table-cell office:value-type="float" office:value="648907.60667451" calcext:value-type="float">
            <text:p>648907,606674510</text:p>
          </table:table-cell>
          <table:table-cell office:value-type="float" office:value="5462.167108286" calcext:value-type="float">
            <text:p>5462,167108286</text:p>
          </table:table-cell>
        </table:table-row>
        <table:table-row table:style-name="ro2">
          <table:table-cell office:value-type="float" office:value="2644847.10210013" calcext:value-type="float">
            <text:p>2644847,10210013</text:p>
          </table:table-cell>
          <table:table-cell office:value-type="string" calcext:value-type="string">
            <text:p>Engenho Novo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ngenho Novo&amp;area=61</text:p>
          </table:table-cell>
          <table:table-cell office:value-type="float" office:value="2644847.10210013" calcext:value-type="float">
            <text:p>2644847,102100130</text:p>
          </table:table-cell>
          <table:table-cell office:value-type="float" office:value="10595.675220894" calcext:value-type="float">
            <text:p>10595,675220894</text:p>
          </table:table-cell>
        </table:table-row>
        <table:table-row table:style-name="ro2">
          <table:table-cell office:value-type="float" office:value="798128.92856984" calcext:value-type="float">
            <text:p>798128,92856984</text:p>
          </table:table-cell>
          <table:table-cell office:value-type="string" calcext:value-type="string">
            <text:p>Mangueira</text:p>
          </table:table-cell>
          <table:table-cell office:value-type="string" calcext:value-type="string">
            <text:p>SAO CRISTOVA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gueira&amp;area=11</text:p>
          </table:table-cell>
          <table:table-cell office:value-type="float" office:value="798128.92856984" calcext:value-type="float">
            <text:p>798128,928569840</text:p>
          </table:table-cell>
          <table:table-cell office:value-type="float" office:value="4489.00367847" calcext:value-type="float">
            <text:p>4489,003678470</text:p>
          </table:table-cell>
        </table:table-row>
        <table:table-row table:style-name="ro2">
          <table:table-cell office:value-type="float" office:value="5567990.09951018" calcext:value-type="float">
            <text:p>5567990,09951018</text:p>
          </table:table-cell>
          <table:table-cell office:value-type="string" calcext:value-type="string">
            <text:p>Tanque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anque&amp;area=123</text:p>
          </table:table-cell>
          <table:table-cell office:value-type="float" office:value="5567990.09951018" calcext:value-type="float">
            <text:p>5567990,099510180</text:p>
          </table:table-cell>
          <table:table-cell office:value-type="float" office:value="15382.440994033" calcext:value-type="float">
            <text:p>15382,440994033</text:p>
          </table:table-cell>
        </table:table-row>
        <table:table-row table:style-name="ro2">
          <table:table-cell office:value-type="float" office:value="13206630.1569401" calcext:value-type="float">
            <text:p>13206630,15694010</text:p>
          </table:table-cell>
          <table:table-cell office:value-type="string" calcext:value-type="string">
            <text:p>Taquara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aquara&amp;area=122</text:p>
          </table:table-cell>
          <table:table-cell office:value-type="float" office:value="13206630.1569401" calcext:value-type="float">
            <text:p>13206630,156940100</text:p>
          </table:table-cell>
          <table:table-cell office:value-type="float" office:value="22254.660264473" calcext:value-type="float">
            <text:p>22254,660264473</text:p>
          </table:table-cell>
        </table:table-row>
        <table:table-row table:style-name="ro2">
          <table:table-cell office:value-type="float" office:value="2426231.84478194" calcext:value-type="float">
            <text:p>2426231,84478194</text:p>
          </table:table-cell>
          <table:table-cell office:value-type="string" calcext:value-type="string">
            <text:p>Água Santa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Água Santa&amp;area=67</text:p>
          </table:table-cell>
          <table:table-cell office:value-type="float" office:value="2426231.84478194" calcext:value-type="float">
            <text:p>2426231,844781940</text:p>
          </table:table-cell>
          <table:table-cell office:value-type="float" office:value="6751.460782667" calcext:value-type="float">
            <text:p>6751,460782667</text:p>
          </table:table-cell>
        </table:table-row>
        <table:table-row table:style-name="ro2">
          <table:table-cell office:value-type="float" office:value="2669197.57881956" calcext:value-type="float">
            <text:p>2669197,57881956</text:p>
          </table:table-cell>
          <table:table-cell office:value-type="string" calcext:value-type="string">
            <text:p>Lins De Vasconcelos</text:p>
          </table:table-cell>
          <table:table-cell office:value-type="string" calcext:value-type="string">
            <text:p>MEIE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ns De Vasconcelos&amp;area=62</text:p>
          </table:table-cell>
          <table:table-cell office:value-type="float" office:value="2669197.57881956" calcext:value-type="float">
            <text:p>2669197,578819560</text:p>
          </table:table-cell>
          <table:table-cell office:value-type="float" office:value="9532.636494199" calcext:value-type="float">
            <text:p>9532,636494199</text:p>
          </table:table-cell>
        </table:table-row>
        <table:table-row table:style-name="ro2">
          <table:table-cell office:value-type="float" office:value="10395647.6576921" calcext:value-type="float">
            <text:p>10395647,65769210</text:p>
          </table:table-cell>
          <table:table-cell office:value-type="string" calcext:value-type="string">
            <text:p>Freguesia Jacarepaguá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eguesia Jacarepaguá&amp;area=120</text:p>
          </table:table-cell>
          <table:table-cell office:value-type="float" office:value="10395647.6576921" calcext:value-type="float">
            <text:p>10395647,657692100</text:p>
          </table:table-cell>
          <table:table-cell office:value-type="float" office:value="18369.384022593" calcext:value-type="float">
            <text:p>18369,384022593</text:p>
          </table:table-cell>
        </table:table-row>
        <table:table-row table:style-name="ro2">
          <table:table-cell office:value-type="float" office:value="934852.88183159" calcext:value-type="float">
            <text:p>934852,88183159</text:p>
          </table:table-cell>
          <table:table-cell office:value-type="string" calcext:value-type="string">
            <text:p>Cidade Nova</text:p>
          </table:table-cell>
          <table:table-cell office:value-type="string" calcext:value-type="string">
            <text:p>RIO COMPRID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dade Nova&amp;area=8</text:p>
          </table:table-cell>
          <table:table-cell office:value-type="float" office:value="934852.881831592" calcext:value-type="float">
            <text:p>934852,881831592</text:p>
          </table:table-cell>
          <table:table-cell office:value-type="float" office:value="4790.10995275" calcext:value-type="float">
            <text:p>4790,109952750</text:p>
          </table:table-cell>
        </table:table-row>
        <table:table-row table:style-name="ro2">
          <table:table-cell office:value-type="float" office:value="719909.71116178" calcext:value-type="float">
            <text:p>719909,71116178</text:p>
          </table:table-cell>
          <table:table-cell office:value-type="string" calcext:value-type="string">
            <text:p>Praça Da Bandeira</text:p>
          </table:table-cell>
          <table:table-cell office:value-type="string" calcext:value-type="string">
            <text:p>TIJUC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aça Da Bandeira&amp;area=32</text:p>
          </table:table-cell>
          <table:table-cell office:value-type="float" office:value="719909.711161783" calcext:value-type="float">
            <text:p>719909,711161783</text:p>
          </table:table-cell>
          <table:table-cell office:value-type="float" office:value="4727.306120694" calcext:value-type="float">
            <text:p>4727,306120694</text:p>
          </table:table-cell>
        </table:table-row>
        <table:table-row table:style-name="ro2">
          <table:table-cell office:value-type="float" office:value="3217125.96079693" calcext:value-type="float">
            <text:p>3217125,96079693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ILA ISABEL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la Isabel&amp;area=36</text:p>
          </table:table-cell>
          <table:table-cell office:value-type="float" office:value="3217125.96079693" calcext:value-type="float">
            <text:p>3217125,960796930</text:p>
          </table:table-cell>
          <table:table-cell office:value-type="float" office:value="9014.565365826" calcext:value-type="float">
            <text:p>9014,565365826</text:p>
          </table:table-cell>
        </table:table-row>
        <table:table-row table:style-name="ro2">
          <table:table-cell office:value-type="float" office:value="1667302.22326425" calcext:value-type="float">
            <text:p>1667302,22326425</text:p>
          </table:table-cell>
          <table:table-cell office:value-type="string" calcext:value-type="string">
            <text:p>Maracanã</text:p>
          </table:table-cell>
          <table:table-cell office:value-type="string" calcext:value-type="string">
            <text:p>VILA ISABEL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racanã&amp;area=35</text:p>
          </table:table-cell>
          <table:table-cell office:value-type="float" office:value="1667302.22326425" calcext:value-type="float">
            <text:p>1667302,223264250</text:p>
          </table:table-cell>
          <table:table-cell office:value-type="float" office:value="8473.315106011" calcext:value-type="float">
            <text:p>8473,315106011</text:p>
          </table:table-cell>
        </table:table-row>
        <table:table-row table:style-name="ro2">
          <table:table-cell office:value-type="float" office:value="1140065.53163312" calcext:value-type="float">
            <text:p>1140065,53163312</text:p>
          </table:table-cell>
          <table:table-cell office:value-type="string" calcext:value-type="string">
            <text:p>Glória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ória&amp;area=16</text:p>
          </table:table-cell>
          <table:table-cell office:value-type="float" office:value="1140065.53163312" calcext:value-type="float">
            <text:p>1140065,531633120</text:p>
          </table:table-cell>
          <table:table-cell office:value-type="float" office:value="7225.239091981" calcext:value-type="float">
            <text:p>7225,239091981</text:p>
          </table:table-cell>
        </table:table-row>
        <table:table-row table:style-name="ro2">
          <table:table-cell office:value-type="float" office:value="3342510.61258299" calcext:value-type="float">
            <text:p>3342510,61258299</text:p>
          </table:table-cell>
          <table:table-cell office:value-type="string" calcext:value-type="string">
            <text:p>Rio Comprido</text:p>
          </table:table-cell>
          <table:table-cell office:value-type="string" calcext:value-type="string">
            <text:p>RIO COMPRID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o Comprido&amp;area=7</text:p>
          </table:table-cell>
          <table:table-cell office:value-type="float" office:value="3342510.61258299" calcext:value-type="float">
            <text:p>3342510,612582990</text:p>
          </table:table-cell>
          <table:table-cell office:value-type="float" office:value="12681.061639579" calcext:value-type="float">
            <text:p>12681,061639579</text:p>
          </table:table-cell>
        </table:table-row>
        <table:table-row table:style-name="ro2">
          <table:table-cell office:value-type="float" office:value="5157128.61086859" calcext:value-type="float">
            <text:p>5157128,61086859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SANTA TEREZ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ta Teresa&amp;area=14</text:p>
          </table:table-cell>
          <table:table-cell office:value-type="float" office:value="5157128.61086859" calcext:value-type="float">
            <text:p>5157128,610868590</text:p>
          </table:table-cell>
          <table:table-cell office:value-type="float" office:value="27344.803411613" calcext:value-type="float">
            <text:p>27344,803411613</text:p>
          </table:table-cell>
        </table:table-row>
        <table:table-row table:style-name="ro2">
          <table:table-cell office:value-type="float" office:value="980400.65161443" calcext:value-type="float">
            <text:p>980400,65161443</text:p>
          </table:table-cell>
          <table:table-cell office:value-type="string" calcext:value-type="string">
            <text:p>Estácio</text:p>
          </table:table-cell>
          <table:table-cell office:value-type="string" calcext:value-type="string">
            <text:p>RIO COMPRID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ácio&amp;area=9</text:p>
          </table:table-cell>
          <table:table-cell office:value-type="float" office:value="980400.651614432" calcext:value-type="float">
            <text:p>980400,651614432</text:p>
          </table:table-cell>
          <table:table-cell office:value-type="float" office:value="5269.425953438" calcext:value-type="float">
            <text:p>5269,425953438</text:p>
          </table:table-cell>
        </table:table-row>
        <table:table-row table:style-name="ro2">
          <table:table-cell office:value-type="float" office:value="10065558.5357929" calcext:value-type="float">
            <text:p>10065558,53579290</text:p>
          </table:table-cell>
          <table:table-cell office:value-type="string" calcext:value-type="string">
            <text:p>Tijuca</text:p>
          </table:table-cell>
          <table:table-cell office:value-type="string" calcext:value-type="string">
            <text:p>TIJUC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juca&amp;area=33</text:p>
          </table:table-cell>
          <table:table-cell office:value-type="float" office:value="10065558.5357929" calcext:value-type="float">
            <text:p>10065558,535792900</text:p>
          </table:table-cell>
          <table:table-cell office:value-type="float" office:value="20628.825998015" calcext:value-type="float">
            <text:p>20628,825998015</text:p>
          </table:table-cell>
        </table:table-row>
        <table:table-row table:style-name="ro2">
          <table:table-cell office:value-type="float" office:value="539458.44255526" calcext:value-type="float">
            <text:p>539458,44255526</text:p>
          </table:table-cell>
          <table:table-cell office:value-type="string" calcext:value-type="string">
            <text:p>Catumbi</text:p>
          </table:table-cell>
          <table:table-cell office:value-type="string" calcext:value-type="string">
            <text:p>RIO COMPRIDO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umbi&amp;area=6</text:p>
          </table:table-cell>
          <table:table-cell office:value-type="float" office:value="539458.442555267" calcext:value-type="float">
            <text:p>539458,442555267</text:p>
          </table:table-cell>
          <table:table-cell office:value-type="float" office:value="5123.705756521" calcext:value-type="float">
            <text:p>5123,705756521</text:p>
          </table:table-cell>
        </table:table-row>
        <table:table-row table:style-name="ro2">
          <table:table-cell office:value-type="float" office:value="5739104.55069852" calcext:value-type="float">
            <text:p>5739104,55069852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VILA ISABEL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ajaú&amp;area=38</text:p>
          </table:table-cell>
          <table:table-cell office:value-type="float" office:value="5739104.55069852" calcext:value-type="float">
            <text:p>5739104,550698520</text:p>
          </table:table-cell>
          <table:table-cell office:value-type="float" office:value="12833.713774696" calcext:value-type="float">
            <text:p>12833,713774696</text:p>
          </table:table-cell>
        </table:table-row>
        <table:table-row table:style-name="ro2">
          <table:table-cell office:value-type="float" office:value="2830915.62983859" calcext:value-type="float">
            <text:p>2830915,62983859</text:p>
          </table:table-cell>
          <table:table-cell office:value-type="string" calcext:value-type="string">
            <text:p>Pechincha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echincha&amp;area=121</text:p>
          </table:table-cell>
          <table:table-cell office:value-type="float" office:value="2830915.62983859" calcext:value-type="float">
            <text:p>2830915,629838590</text:p>
          </table:table-cell>
          <table:table-cell office:value-type="float" office:value="7817.207596046" calcext:value-type="float">
            <text:p>7817,207596046</text:p>
          </table:table-cell>
        </table:table-row>
        <table:table-row table:style-name="ro2">
          <table:table-cell office:value-type="float" office:value="2261300.44835012" calcext:value-type="float">
            <text:p>2261300,44835012</text:p>
          </table:table-cell>
          <table:table-cell office:value-type="string" calcext:value-type="string">
            <text:p>Andaraí</text:p>
          </table:table-cell>
          <table:table-cell office:value-type="string" calcext:value-type="string">
            <text:p>VILA ISABEL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daraí&amp;area=37</text:p>
          </table:table-cell>
          <table:table-cell office:value-type="float" office:value="2261300.44835012" calcext:value-type="float">
            <text:p>2261300,448350120</text:p>
          </table:table-cell>
          <table:table-cell office:value-type="float" office:value="9938.09900144" calcext:value-type="float">
            <text:p>9938,099001440</text:p>
          </table:table-cell>
        </table:table-row>
        <table:table-row table:style-name="ro2">
          <table:table-cell office:value-type="float" office:value="681026.75695526" calcext:value-type="float">
            <text:p>681026,75695526</text:p>
          </table:table-cell>
          <table:table-cell office:value-type="string" calcext:value-type="string">
            <text:p>Catete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tete&amp;area=18</text:p>
          </table:table-cell>
          <table:table-cell office:value-type="float" office:value="681026.756955264" calcext:value-type="float">
            <text:p>681026,756955264</text:p>
          </table:table-cell>
          <table:table-cell office:value-type="float" office:value="4260.142100201" calcext:value-type="float">
            <text:p>4260,142100201</text:p>
          </table:table-cell>
        </table:table-row>
        <table:table-row table:style-name="ro2">
          <table:table-cell office:value-type="float" office:value="1646253.60622902" calcext:value-type="float">
            <text:p>1646253,60622902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amengo&amp;area=15</text:p>
          </table:table-cell>
          <table:table-cell office:value-type="float" office:value="1646253.60622902" calcext:value-type="float">
            <text:p>1646253,606229020</text:p>
          </table:table-cell>
          <table:table-cell office:value-type="float" office:value="6665.340396729" calcext:value-type="float">
            <text:p>6665,340396729</text:p>
          </table:table-cell>
        </table:table-row>
        <table:table-row table:style-name="ro2">
          <table:table-cell office:value-type="float" office:value="2493507.31693523" calcext:value-type="float">
            <text:p>2493507,31693523</text:p>
          </table:table-cell>
          <table:table-cell office:value-type="string" calcext:value-type="string">
            <text:p>Laranjeiras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ranjeiras&amp;area=17</text:p>
          </table:table-cell>
          <table:table-cell office:value-type="float" office:value="2493507.31693523" calcext:value-type="float">
            <text:p>2493507,316935230</text:p>
          </table:table-cell>
          <table:table-cell office:value-type="float" office:value="10537.114082379" calcext:value-type="float">
            <text:p>10537,114082379</text:p>
          </table:table-cell>
        </table:table-row>
        <table:table-row table:style-name="ro2">
          <table:table-cell office:value-type="float" office:value="139501208.916926" calcext:value-type="float">
            <text:p>139501208,91692600</text:p>
          </table:table-cell>
          <table:table-cell office:value-type="string" calcext:value-type="string">
            <text:p>Guaratiba</text:p>
          </table:table-cell>
          <table:table-cell office:value-type="string" calcext:value-type="string">
            <text:p>GUARATIBA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uaratiba&amp;area=151</text:p>
          </table:table-cell>
          <table:table-cell office:value-type="float" office:value="139501208.916926" calcext:value-type="float">
            <text:p>139501208,916926000</text:p>
          </table:table-cell>
          <table:table-cell office:value-type="float" office:value="74738.759576182" calcext:value-type="float">
            <text:p>74738,759576182</text:p>
          </table:table-cell>
        </table:table-row>
        <table:table-row table:style-name="ro2">
          <table:table-cell office:value-type="float" office:value="39380382.4707132" calcext:value-type="float">
            <text:p>39380382,47071320</text:p>
          </table:table-cell>
          <table:table-cell office:value-type="string" calcext:value-type="string">
            <text:p>Vargem Grande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argem Grande&amp;area=131</text:p>
          </table:table-cell>
          <table:table-cell office:value-type="float" office:value="39380382.4707132" calcext:value-type="float">
            <text:p>39380382,470713200</text:p>
          </table:table-cell>
          <table:table-cell office:value-type="float" office:value="33697.275953373" calcext:value-type="float">
            <text:p>33697,275953373</text:p>
          </table:table-cell>
        </table:table-row>
        <table:table-row table:style-name="ro2">
          <table:table-cell office:value-type="float" office:value="31495675.9890447" calcext:value-type="float">
            <text:p>31495675,98904470</text:p>
          </table:table-cell>
          <table:table-cell office:value-type="string" calcext:value-type="string">
            <text:p>Alto Da Boa Vista</text:p>
          </table:table-cell>
          <table:table-cell office:value-type="string" calcext:value-type="string">
            <text:p>TIJUC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to Da Boa Vista&amp;area=34</text:p>
          </table:table-cell>
          <table:table-cell office:value-type="float" office:value="31495675.9890447" calcext:value-type="float">
            <text:p>31495675,989044700</text:p>
          </table:table-cell>
          <table:table-cell office:value-type="float" office:value="43744.411780702" calcext:value-type="float">
            <text:p>43744,411780702</text:p>
          </table:table-cell>
        </table:table-row>
        <table:table-row table:style-name="ro2">
          <table:table-cell office:value-type="float" office:value="892540.06808878" calcext:value-type="float">
            <text:p>892540,06808878</text:p>
          </table:table-cell>
          <table:table-cell office:value-type="string" calcext:value-type="string">
            <text:p>Cosme Velho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sme Velho&amp;area=19</text:p>
          </table:table-cell>
          <table:table-cell office:value-type="float" office:value="892540.068088784" calcext:value-type="float">
            <text:p>892540,068088784</text:p>
          </table:table-cell>
          <table:table-cell office:value-type="float" office:value="7889.671096363" calcext:value-type="float">
            <text:p>7889,671096363</text:p>
          </table:table-cell>
        </table:table-row>
        <table:table-row table:style-name="ro2">
          <table:table-cell office:value-type="float" office:value="3339565.62740303" calcext:value-type="float">
            <text:p>3339565,62740303</text:p>
          </table:table-cell>
          <table:table-cell office:value-type="string" calcext:value-type="string">
            <text:p>Curicica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uricica&amp;area=119</text:p>
          </table:table-cell>
          <table:table-cell office:value-type="float" office:value="3339565.62740303" calcext:value-type="float">
            <text:p>3339565,627403030</text:p>
          </table:table-cell>
          <table:table-cell office:value-type="float" office:value="9985.679003966" calcext:value-type="float">
            <text:p>9985,679003966</text:p>
          </table:table-cell>
        </table:table-row>
        <table:table-row table:style-name="ro2">
          <table:table-cell office:value-type="float" office:value="4798955.78408231" calcext:value-type="float">
            <text:p>4798955,78408231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afogo&amp;area=20</text:p>
          </table:table-cell>
          <table:table-cell office:value-type="float" office:value="4798955.78408231" calcext:value-type="float">
            <text:p>4798955,784082310</text:p>
          </table:table-cell>
          <table:table-cell office:value-type="float" office:value="12136.375154116" calcext:value-type="float">
            <text:p>12136,375154116</text:p>
          </table:table-cell>
        </table:table-row>
        <table:table-row table:style-name="ro2">
          <table:table-cell office:value-type="float" office:value="2319001.8334559" calcext:value-type="float">
            <text:p>2319001,83345590</text:p>
          </table:table-cell>
          <table:table-cell office:value-type="string" calcext:value-type="string">
            <text:p>Urca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rca&amp;area=22</text:p>
          </table:table-cell>
          <table:table-cell office:value-type="float" office:value="2319001.8334559" calcext:value-type="float">
            <text:p>2319001,833455900</text:p>
          </table:table-cell>
          <table:table-cell office:value-type="float" office:value="14138.504013039" calcext:value-type="float">
            <text:p>14138,504013039</text:p>
          </table:table-cell>
        </table:table-row>
        <table:table-row table:style-name="ro2">
          <table:table-cell office:value-type="float" office:value="1205777.48922349" calcext:value-type="float">
            <text:p>1205777,48922349</text:p>
          </table:table-cell>
          <table:table-cell office:value-type="string" calcext:value-type="string">
            <text:p>Cidade De Deus</text:p>
          </table:table-cell>
          <table:table-cell office:value-type="string" calcext:value-type="string">
            <text:p>CIDADE DE DEUS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idade De Deus&amp;area=118</text:p>
          </table:table-cell>
          <table:table-cell office:value-type="float" office:value="1205777.48922349" calcext:value-type="float">
            <text:p>1205777,489223490</text:p>
          </table:table-cell>
          <table:table-cell office:value-type="float" office:value="7572.49731869" calcext:value-type="float">
            <text:p>7572,497318690</text:p>
          </table:table-cell>
        </table:table-row>
        <table:table-row table:style-name="ro2">
          <table:table-cell office:value-type="float" office:value="11621300.026413" calcext:value-type="float">
            <text:p>11621300,02641300</text:p>
          </table:table-cell>
          <table:table-cell office:value-type="string" calcext:value-type="string">
            <text:p>Sepetiba</text:p>
          </table:table-cell>
          <table:table-cell office:value-type="string" calcext:value-type="string">
            <text:p>SANTA CRUZ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petiba&amp;area=150</text:p>
          </table:table-cell>
          <table:table-cell office:value-type="float" office:value="11621300.026413" calcext:value-type="float">
            <text:p>11621300,026413000</text:p>
          </table:table-cell>
          <table:table-cell office:value-type="float" office:value="21108.820537661" calcext:value-type="float">
            <text:p>21108,820537661</text:p>
          </table:table-cell>
        </table:table-row>
        <table:table-row table:style-name="ro2">
          <table:table-cell office:value-type="float" office:value="3500410.6523353" calcext:value-type="float">
            <text:p>3500410,65233530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il&amp;area=116</text:p>
          </table:table-cell>
          <table:table-cell office:value-type="float" office:value="3500410.6523353" calcext:value-type="float">
            <text:p>3500410,652335300</text:p>
          </table:table-cell>
          <table:table-cell office:value-type="float" office:value="10834.591904605" calcext:value-type="float">
            <text:p>10834,591904605</text:p>
          </table:table-cell>
        </table:table-row>
        <table:table-row table:style-name="ro2">
          <table:table-cell office:value-type="float" office:value="75796482.3463545" calcext:value-type="float">
            <text:p>75796482,34635450</text:p>
          </table:table-cell>
          <table:table-cell office:value-type="string" calcext:value-type="string">
            <text:p>Jacarepaguá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acarepaguá&amp;area=115</text:p>
          </table:table-cell>
          <table:table-cell office:value-type="float" office:value="75796482.3463545" calcext:value-type="float">
            <text:p>75796482,346354500</text:p>
          </table:table-cell>
          <table:table-cell office:value-type="float" office:value="73409.706354172" calcext:value-type="float">
            <text:p>73409,706354172</text:p>
          </table:table-cell>
        </table:table-row>
        <table:table-row table:style-name="ro2">
          <table:table-cell office:value-type="float" office:value="8859905.72398734" calcext:value-type="float">
            <text:p>8859905,72398734</text:p>
          </table:table-cell>
          <table:table-cell office:value-type="string" calcext:value-type="string">
            <text:p>Camorim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amorim&amp;area=129</text:p>
          </table:table-cell>
          <table:table-cell office:value-type="float" office:value="8859905.72398734" calcext:value-type="float">
            <text:p>8859905,723987340</text:p>
          </table:table-cell>
          <table:table-cell office:value-type="float" office:value="17128.161971442" calcext:value-type="float">
            <text:p>17128,161971442</text:p>
          </table:table-cell>
        </table:table-row>
        <table:table-row table:style-name="ro2">
          <table:table-cell office:value-type="float" office:value="1054475.32970018" calcext:value-type="float">
            <text:p>1054475,32970018</text:p>
          </table:table-cell>
          <table:table-cell office:value-type="string" calcext:value-type="string">
            <text:p>Humaitá</text:p>
          </table:table-cell>
          <table:table-cell office:value-type="string" calcext:value-type="string">
            <text:p>BOTAFOG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umaitá&amp;area=21</text:p>
          </table:table-cell>
          <table:table-cell office:value-type="float" office:value="1054475.32970018" calcext:value-type="float">
            <text:p>1054475,329700180</text:p>
          </table:table-cell>
          <table:table-cell office:value-type="float" office:value="7100.846816546" calcext:value-type="float">
            <text:p>7100,846816546</text:p>
          </table:table-cell>
        </table:table-row>
        <table:table-row table:style-name="ro2">
          <table:table-cell office:value-type="float" office:value="1236297.34607384" calcext:value-type="float">
            <text:p>1236297,34607384</text:p>
          </table:table-cell>
          <table:table-cell office:value-type="string" calcext:value-type="string">
            <text:p>Gardênia Azul</text:p>
          </table:table-cell>
          <table:table-cell office:value-type="string" calcext:value-type="string">
            <text:p>JACAREPAGU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rdênia Azul&amp;area=117</text:p>
          </table:table-cell>
          <table:table-cell office:value-type="float" office:value="1236297.34607384" calcext:value-type="float">
            <text:p>1236297,346073840</text:p>
          </table:table-cell>
          <table:table-cell office:value-type="float" office:value="4618.118454531" calcext:value-type="float">
            <text:p>4618,118454531</text:p>
          </table:table-cell>
        </table:table-row>
        <table:table-row table:style-name="ro2">
          <table:table-cell office:value-type="float" office:value="2689203.72183003" calcext:value-type="float">
            <text:p>2689203,72183003</text:p>
          </table:table-cell>
          <table:table-cell office:value-type="string" calcext:value-type="string">
            <text:p>Jardim Botânico</text:p>
          </table:table-cell>
          <table:table-cell office:value-type="string" calcext:value-type="string">
            <text:p>LAGO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rdim Botânico&amp;area=28</text:p>
          </table:table-cell>
          <table:table-cell office:value-type="float" office:value="2689203.72183004" calcext:value-type="float">
            <text:p>2689203,721830040</text:p>
          </table:table-cell>
          <table:table-cell office:value-type="float" office:value="12263.115753842" calcext:value-type="float">
            <text:p>12263,115753842</text:p>
          </table:table-cell>
        </table:table-row>
        <table:table-row table:style-name="ro2">
          <table:table-cell office:value-type="float" office:value="14438294.6640766" calcext:value-type="float">
            <text:p>14438294,66407660</text:p>
          </table:table-cell>
          <table:table-cell office:value-type="string" calcext:value-type="string">
            <text:p>Vargem Pequena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argem Pequena&amp;area=130</text:p>
          </table:table-cell>
          <table:table-cell office:value-type="float" office:value="14438294.6640766" calcext:value-type="float">
            <text:p>14438294,664076600</text:p>
          </table:table-cell>
          <table:table-cell office:value-type="float" office:value="20648.925684027" calcext:value-type="float">
            <text:p>20648,925684027</text:p>
          </table:table-cell>
        </table:table-row>
        <table:table-row table:style-name="ro2">
          <table:table-cell office:value-type="float" office:value="4100850.14498953" calcext:value-type="float">
            <text:p>4100850,14498953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COPACABAN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pacabana&amp;area=24</text:p>
          </table:table-cell>
          <table:table-cell office:value-type="float" office:value="4100850.14498953" calcext:value-type="float">
            <text:p>4100850,144989530</text:p>
          </table:table-cell>
          <table:table-cell office:value-type="float" office:value="12803.499015143" calcext:value-type="float">
            <text:p>12803,499015143</text:p>
          </table:table-cell>
        </table:table-row>
        <table:table-row table:style-name="ro2">
          <table:table-cell office:value-type="float" office:value="977199.03753598" calcext:value-type="float">
            <text:p>977199,03753598</text:p>
          </table:table-cell>
          <table:table-cell office:value-type="string" calcext:value-type="string">
            <text:p>Leme</text:p>
          </table:table-cell>
          <table:table-cell office:value-type="string" calcext:value-type="string">
            <text:p>COPACABAN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eme&amp;area=23</text:p>
          </table:table-cell>
          <table:table-cell office:value-type="float" office:value="977199.037535981" calcext:value-type="float">
            <text:p>977199,037535981</text:p>
          </table:table-cell>
          <table:table-cell office:value-type="float" office:value="7045.321826352" calcext:value-type="float">
            <text:p>7045,321826352</text:p>
          </table:table-cell>
        </table:table-row>
        <table:table-row table:style-name="ro2">
          <table:table-cell office:value-type="float" office:value="5109893.29373845" calcext:value-type="float">
            <text:p>5109893,29373845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LAGO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goa&amp;area=27</text:p>
          </table:table-cell>
          <table:table-cell office:value-type="float" office:value="5109893.29373845" calcext:value-type="float">
            <text:p>5109893,293738450</text:p>
          </table:table-cell>
          <table:table-cell office:value-type="float" office:value="10368.039754132" calcext:value-type="float">
            <text:p>10368,039754132</text:p>
          </table:table-cell>
        </table:table-row>
        <table:table-row table:style-name="ro2">
          <table:table-cell office:value-type="float" office:value="13197726.2167649" calcext:value-type="float">
            <text:p>13197726,21676490</text:p>
          </table:table-cell>
          <table:table-cell office:value-type="string" calcext:value-type="string">
            <text:p>Itanhangá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tanhangá&amp;area=127</text:p>
          </table:table-cell>
          <table:table-cell office:value-type="float" office:value="13197726.2167649" calcext:value-type="float">
            <text:p>13197726,216764900</text:p>
          </table:table-cell>
          <table:table-cell office:value-type="float" office:value="20400.64462965" calcext:value-type="float">
            <text:p>20400,644629650</text:p>
          </table:table-cell>
        </table:table-row>
        <table:table-row table:style-name="ro2">
          <table:table-cell office:value-type="float" office:value="2579636.59627802" calcext:value-type="float">
            <text:p>2579636,59627802</text:p>
          </table:table-cell>
          <table:table-cell office:value-type="string" calcext:value-type="string">
            <text:p>Gávea</text:p>
          </table:table-cell>
          <table:table-cell office:value-type="string" calcext:value-type="string">
            <text:p>LAGO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ávea&amp;area=29</text:p>
          </table:table-cell>
          <table:table-cell office:value-type="float" office:value="2579636.59627802" calcext:value-type="float">
            <text:p>2579636,596278020</text:p>
          </table:table-cell>
          <table:table-cell office:value-type="float" office:value="14268.505698138" calcext:value-type="float">
            <text:p>14268,505698138</text:p>
          </table:table-cell>
        </table:table-row>
        <table:table-row table:style-name="ro2">
          <table:table-cell office:value-type="float" office:value="48150629.8432939" calcext:value-type="float">
            <text:p>48150629,84329390</text:p>
          </table:table-cell>
          <table:table-cell office:value-type="string" calcext:value-type="string">
            <text:p>Barra Da Tijuca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arra Da Tijuca&amp;area=128</text:p>
          </table:table-cell>
          <table:table-cell office:value-type="float" office:value="48150629.8432939" calcext:value-type="float">
            <text:p>48150629,843293900</text:p>
          </table:table-cell>
          <table:table-cell office:value-type="float" office:value="47771.79580928" calcext:value-type="float">
            <text:p>47771,795809280</text:p>
          </table:table-cell>
        </table:table-row>
        <table:table-row table:style-name="ro2">
          <table:table-cell office:value-type="float" office:value="2153095.96513637" calcext:value-type="float">
            <text:p>2153095,96513637</text:p>
          </table:table-cell>
          <table:table-cell office:value-type="string" calcext:value-type="string">
            <text:p>Leblon</text:p>
          </table:table-cell>
          <table:table-cell office:value-type="string" calcext:value-type="string">
            <text:p>LAGO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blon&amp;area=26</text:p>
          </table:table-cell>
          <table:table-cell office:value-type="float" office:value="2153095.96513637" calcext:value-type="float">
            <text:p>2153095,965136370</text:p>
          </table:table-cell>
          <table:table-cell office:value-type="float" office:value="7188.663025335" calcext:value-type="float">
            <text:p>7188,663025335</text:p>
          </table:table-cell>
        </table:table-row>
        <table:table-row table:style-name="ro2">
          <table:table-cell office:value-type="float" office:value="3084907.17448358" calcext:value-type="float">
            <text:p>3084907,17448358</text:p>
          </table:table-cell>
          <table:table-cell office:value-type="string" calcext:value-type="string">
            <text:p>Ipanema</text:p>
          </table:table-cell>
          <table:table-cell office:value-type="string" calcext:value-type="string">
            <text:p>LAGO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panema&amp;area=25</text:p>
          </table:table-cell>
          <table:table-cell office:value-type="float" office:value="3084907.17448358" calcext:value-type="float">
            <text:p>3084907,174483580</text:p>
          </table:table-cell>
          <table:table-cell office:value-type="float" office:value="23487.526869911" calcext:value-type="float">
            <text:p>23487,526869911</text:p>
          </table:table-cell>
        </table:table-row>
        <table:table-row table:style-name="ro2">
          <table:table-cell office:value-type="float" office:value="6488565.81998583" calcext:value-type="float">
            <text:p>6488565,81998583</text:p>
          </table:table-cell>
          <table:table-cell office:value-type="string" calcext:value-type="string">
            <text:p>São Conrado</text:p>
          </table:table-cell>
          <table:table-cell office:value-type="string" calcext:value-type="string">
            <text:p>LAGO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ão Conrado&amp;area=31</text:p>
          </table:table-cell>
          <table:table-cell office:value-type="float" office:value="6488565.81998583" calcext:value-type="float">
            <text:p>6488565,819985830</text:p>
          </table:table-cell>
          <table:table-cell office:value-type="float" office:value="13311.892900603" calcext:value-type="float">
            <text:p>13311,892900603</text:p>
          </table:table-cell>
        </table:table-row>
        <table:table-row table:style-name="ro2">
          <table:table-cell office:value-type="float" office:value="1437194.74681758" calcext:value-type="float">
            <text:p>1437194,74681758</text:p>
          </table:table-cell>
          <table:table-cell office:value-type="string" calcext:value-type="string">
            <text:p>Rocinha</text:p>
          </table:table-cell>
          <table:table-cell office:value-type="string" calcext:value-type="string">
            <text:p>ROCINH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ocinha&amp;area=154</text:p>
          </table:table-cell>
          <table:table-cell office:value-type="float" office:value="1437194.74681758" calcext:value-type="float">
            <text:p>1437194,746817580</text:p>
          </table:table-cell>
          <table:table-cell office:value-type="float" office:value="6120.745674071" calcext:value-type="float">
            <text:p>6120,745674071</text:p>
          </table:table-cell>
        </table:table-row>
        <table:table-row table:style-name="ro2">
          <table:table-cell office:value-type="float" office:value="3636912.26028902" calcext:value-type="float">
            <text:p>3636912,26028902</text:p>
          </table:table-cell>
          <table:table-cell office:value-type="string" calcext:value-type="string">
            <text:p>Pedra De Guaratiba</text:p>
          </table:table-cell>
          <table:table-cell office:value-type="string" calcext:value-type="string">
            <text:p>GUARATIBA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53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edra De Guaratiba&amp;area=153</text:p>
          </table:table-cell>
          <table:table-cell office:value-type="float" office:value="3636912.26028902" calcext:value-type="float">
            <text:p>3636912,260289020</text:p>
          </table:table-cell>
          <table:table-cell office:value-type="float" office:value="8804.324562531" calcext:value-type="float">
            <text:p>8804,324562531</text:p>
          </table:table-cell>
        </table:table-row>
        <table:table-row table:style-name="ro2">
          <table:table-cell office:value-type="float" office:value="30655624.1641824" calcext:value-type="float">
            <text:p>30655624,16418240</text:p>
          </table:table-cell>
          <table:table-cell office:value-type="string" calcext:value-type="string">
            <text:p>Recreio Dos Bandeirantes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creio Dos Bandeirantes&amp;area=132</text:p>
          </table:table-cell>
          <table:table-cell office:value-type="float" office:value="30655624.1641823" calcext:value-type="float">
            <text:p>30655624,164182300</text:p>
          </table:table-cell>
          <table:table-cell office:value-type="float" office:value="38561.260191734" calcext:value-type="float">
            <text:p>38561,260191734</text:p>
          </table:table-cell>
        </table:table-row>
        <table:table-row table:style-name="ro2">
          <table:table-cell office:value-type="float" office:value="1621377.87159158" calcext:value-type="float">
            <text:p>1621377,87159158</text:p>
          </table:table-cell>
          <table:table-cell office:value-type="string" calcext:value-type="string">
            <text:p>Vidigal</text:p>
          </table:table-cell>
          <table:table-cell office:value-type="string" calcext:value-type="string">
            <text:p>LAGO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digal&amp;area=30</text:p>
          </table:table-cell>
          <table:table-cell office:value-type="float" office:value="1621377.87159158" calcext:value-type="float">
            <text:p>1621377,871591580</text:p>
          </table:table-cell>
          <table:table-cell office:value-type="float" office:value="7553.34475712" calcext:value-type="float">
            <text:p>7553,344757120</text:p>
          </table:table-cell>
        </table:table-row>
        <table:table-row table:style-name="ro2">
          <table:table-cell office:value-type="float" office:value="1689691.34321849" calcext:value-type="float">
            <text:p>1689691,34321849</text:p>
          </table:table-cell>
          <table:table-cell office:value-type="string" calcext:value-type="string">
            <text:p>Joá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oá&amp;area=126</text:p>
          </table:table-cell>
          <table:table-cell office:value-type="float" office:value="1689691.34321849" calcext:value-type="float">
            <text:p>1689691,343218490</text:p>
          </table:table-cell>
          <table:table-cell office:value-type="float" office:value="8871.294313652" calcext:value-type="float">
            <text:p>8871,294313652</text:p>
          </table:table-cell>
        </table:table-row>
        <table:table-row table:style-name="ro2">
          <table:table-cell office:value-type="float" office:value="9442030.50246834" calcext:value-type="float">
            <text:p>9442030,50246834</text:p>
          </table:table-cell>
          <table:table-cell office:value-type="string" calcext:value-type="string">
            <text:p>Barra De Guaratiba</text:p>
          </table:table-cell>
          <table:table-cell office:value-type="string" calcext:value-type="string">
            <text:p>GUARATIBA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arra De Guaratiba&amp;area=152</text:p>
          </table:table-cell>
          <table:table-cell office:value-type="float" office:value="9442030.50246835" calcext:value-type="float">
            <text:p>9442030,502468350</text:p>
          </table:table-cell>
          <table:table-cell office:value-type="float" office:value="27508.187859577" calcext:value-type="float">
            <text:p>27508,187859577</text:p>
          </table:table-cell>
        </table:table-row>
        <table:table-row table:style-name="ro2">
          <table:table-cell office:value-type="float" office:value="9598826.2379151" calcext:value-type="float">
            <text:p>9598826,23791510</text:p>
          </table:table-cell>
          <table:table-cell office:value-type="string" calcext:value-type="string">
            <text:p>Grumari</text:p>
          </table:table-cell>
          <table:table-cell office:value-type="string" calcext:value-type="string">
            <text:p>BARRA DA TIJUCA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rumari&amp;area=133</text:p>
          </table:table-cell>
          <table:table-cell office:value-type="float" office:value="9598826.2379151" calcext:value-type="float">
            <text:p>9598826,237915100</text:p>
          </table:table-cell>
          <table:table-cell office:value-type="float" office:value="23375.343412803" calcext:value-type="float">
            <text:p>23375,343412803</text:p>
          </table:table-cell>
        </table:table-row>
        <table:table-row table:style-name="ro2">
          <table:table-cell office:value-type="float" office:value="5347480.58153" calcext:value-type="float">
            <text:p>5347480,58153000</text:p>
          </table:table-cell>
          <table:table-cell office:value-type="string" calcext:value-type="string">
            <text:p>Caju</text:p>
          </table:table-cell>
          <table:table-cell office:value-type="string" calcext:value-type="string">
            <text:p>PORTUARI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ju&amp;area=4</text:p>
          </table:table-cell>
          <table:table-cell office:value-type="float" office:value="5347480.58153" calcext:value-type="float">
            <text:p>5347480,581530000</text:p>
          </table:table-cell>
          <table:table-cell office:value-type="float" office:value="19800.496808798" calcext:value-type="float">
            <text:p>19800,496808798</text:p>
          </table:table-cell>
        </table:table-row>
        <table:table-row table:style-name="ro2">
          <table:table-cell office:value-type="float" office:value="4640511.09599554" calcext:value-type="float">
            <text:p>4640511,09599554</text:p>
          </table:table-cell>
          <table:table-cell office:value-type="string" calcext:value-type="string">
            <text:p>Deodoro</text:p>
          </table:table-cell>
          <table:table-cell office:value-type="string" calcext:value-type="string">
            <text:p>REALENGO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odoro&amp;area=134</text:p>
          </table:table-cell>
          <table:table-cell office:value-type="float" office:value="4640511.09599554" calcext:value-type="float">
            <text:p>4640511,095995540</text:p>
          </table:table-cell>
          <table:table-cell office:value-type="float" office:value="12077.647546843" calcext:value-type="float">
            <text:p>12077,647546843</text:p>
          </table:table-cell>
        </table:table-row>
        <table:table-row table:style-name="ro2">
          <table:table-cell office:value-type="float" office:value="6906465.48096567" calcext:value-type="float">
            <text:p>6906465,48096567</text:p>
          </table:table-cell>
          <table:table-cell office:value-type="string" calcext:value-type="string">
            <text:p>Gericinó</text:p>
          </table:table-cell>
          <table:table-cell office:value-type="string" calcext:value-type="string">
            <text:p>BANGU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ricinó&amp;area=160</text:p>
          </table:table-cell>
          <table:table-cell office:value-type="float" office:value="6906465.48096567" calcext:value-type="float">
            <text:p>6906465,480965670</text:p>
          </table:table-cell>
          <table:table-cell office:value-type="float" office:value="13215.989853399" calcext:value-type="float">
            <text:p>13215,989853399</text:p>
          </table:table-cell>
        </table:table-row>
        <table:table-row table:style-name="ro2" table:number-rows-repeated="104841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8" number:min-integer-digits="1"/>
    </number:number-style>
    <number:number-style style:name="N107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document-statistic meta:table-count="1" meta:cell-count="1610" meta:object-count="0"/>
  </office:meta>
</office:document-meta>
</file>